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894cm"/>
    </style:style>
    <style:style style:family="table-column" style:name="co2">
      <style:table-column-properties fo:break-before="auto" style:column-width="3.272cm"/>
    </style:style>
    <style:style style:family="table-column" style:name="co3">
      <style:table-column-properties fo:break-before="auto" style:column-width="4.168cm"/>
    </style:style>
    <style:style style:family="table-column" style:name="co4">
      <style:table-column-properties fo:break-before="auto" style:column-width="1.007cm"/>
    </style:style>
    <style:style style:family="table-column" style:name="co5">
      <style:table-column-properties fo:break-before="auto" style:column-width="1.623cm"/>
    </style:style>
    <style:style style:family="table-column" style:name="co6">
      <style:table-column-properties fo:break-before="auto" style:column-width="2.769cm"/>
    </style:style>
    <style:style style:family="table-column" style:name="co7">
      <style:table-column-properties fo:break-before="auto" style:column-width="1.258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24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default-cell-style-name="ce6" table:number-columns-repeated="8"/>
        <table:table-column table:style-name="co6" table:default-cell-style-name="ce45"/>
        <table:table-column table:style-name="co7" table:default-cell-style-name="ce55" table:number-columns-repeated="6"/>
        <table:table-column table:style-name="co8" table:default-cell-style-name="Default" table:number-columns-repeated="1005"/>
        <table:table-row table:style-name="ro1">
          <table:table-cell ns41:value-type="string" table:style-name="TL Title" office:value-type="string">
            <text:p>PROVINCIE FRIESLAND <text:s/>- DERDE GEDEELTE - INDEELING DER BEVOLKING NAAR DEN OUDERDOM 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0" table:number-columns-repeated="5"/>
          <table:table-cell table:style-name="ce61"/>
          <table:table-cell table:style-name="ce2" table:number-columns-repeated="1005"/>
        </table:table-row>
        <table:table-row table:style-name="ro1">
          <table:table-cell table:style-name="ce2"/>
          <table:table-cell table:style-name="ce11" table:number-columns-repeated="12"/>
          <table:table-cell table:style-name="ce51" table:number-columns-repeated="6"/>
          <table:table-cell table:style-name="ce2" table:number-columns-repeated="1005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2"/>
          <table:covered-table-cell table:style-name="ce41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2"/>
          <table:covered-table-cell table:style-name="ce41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6" table:number-columns-spanned="1" office:value-type="string">
            <text:p>Tabel</text:p>
          </table:table-cell>
          <table:table-cell ns41:value-type="string" table:number-rows-spanned="4" table:style-name="ce56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6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style-name="ce2" table:number-columns-repeated="1005"/>
        </table:table-row>
        <table:table-row table:style-name="ro2">
          <table:covered-table-cell table:style-name="ce4"/>
          <table:covered-table-cell table:style-name="TL RowProperty" table:number-columns-repeated="2"/>
          <table:table-cell table:style-name="ce24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4"/>
          <table:covered-table-cell table:style-name="TL RowProperty" table:number-columns-repeated="2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5"/>
          <table:covered-table-cell table:style-name="TL RowProperty" table:number-columns-repeated="2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5"/>
          <table:covered-table-cell table:style-name="ce54"/>
          <table:covered-table-cell table:style-name="ce58"/>
          <table:covered-table-cell table:style-name="ce60" table:number-columns-repeated="3"/>
          <table:covered-table-cell table:style-name="ce64"/>
          <table:table-cell table:style-name="ce2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table:style-name="TL Data" table:number-columns-repeated="2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05" office:value-type="float">
            <text:p>305</text:p>
          </table:table-cell>
          <table:table-cell table:style-name="TL Data" table:number-columns-repeated="2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11" office:value-type="float">
            <text:p>6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2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table:style-name="TL Data" table:number-columns-repeated="2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19" office:value-type="float">
            <text:p>5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08" office:value-type="float">
            <text:p>5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table:style-name="TL Data" table:number-columns-repeated="2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14" office:value-type="float">
            <text:p>5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table:style-name="TL Data" table:number-columns-repeated="2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2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2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26" office:value-type="float">
            <text:p>5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26" office:value-type="float">
            <text:p>5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2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01" office:value-type="float">
            <text:p>5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office:value="234" table:style-name="TL Data" table:number-columns-repeated="2" office:value-type="float">
            <text:p>234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68" office:value-type="float">
            <text:p>4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2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table:style-name="TL Data" table:number-columns-repeated="2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2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94" office:value-type="float">
            <text:p>4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2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23" office:value-type="float">
            <text:p>4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10" office:value-type="float">
            <text:p>4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62" office:value-type="float">
            <text:p>4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65" office:value-type="float">
            <text:p>4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98" office:value-type="float">
            <text:p>4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71" office:value-type="float">
            <text:p>4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13" office:value-type="float">
            <text:p>5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44" office:value-type="float">
            <text:p>4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5" office:value-type="float">
            <text:p>4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08" office:value-type="float">
            <text:p>4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48" office:value-type="float">
            <text:p>3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28" office:value-type="float">
            <text:p>3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32" office:value-type="float">
            <text:p>3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7204" office:value-type="float">
            <text:p>7,204</text:p>
          </table:table-cell>
          <table:table-cell ns41:value-type="float" table:style-name="TL Data" office:value="2987" office:value-type="float">
            <text:p>2,98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0337" office:value-type="float">
            <text:p>10,337</text:p>
          </table:table-cell>
          <table:table-cell ns41:value-type="float" table:style-name="TL Data" office:value="7502" office:value-type="float">
            <text:p>7,502</text:p>
          </table:table-cell>
          <table:table-cell ns41:value-type="float" table:style-name="TL Data" office:value="2767" office:value-type="float">
            <text:p>2,76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577" office:value-type="float">
            <text:p>10,577</text:p>
          </table:table-cell>
          <table:table-cell ns41:value-type="float" table:style-name="TL Data" office:value="20914" office:value-type="float">
            <text:p>20,9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5" office:value-type="float">
            <text:p>1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table:style-name="TL RowHeader"/>
          <table:table-cell ns41:value-type="string" table:style-name="TL RowHeader" office:value-type="string">
            <text:p>Onbekende ouderdom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LEEUWARDEN.</text:p>
          </table:table-cell>
          <table:table-cell table:style-name="TL RowHeader"/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330" office:value-type="float">
            <text:p>7,330</text:p>
          </table:table-cell>
          <table:table-cell ns41:value-type="float" table:style-name="TL Data" office:value="4015" office:value-type="float">
            <text:p>4,01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1772" office:value-type="float">
            <text:p>11,772</text:p>
          </table:table-cell>
          <table:table-cell ns41:value-type="float" table:style-name="TL Data" office:value="7842" office:value-type="float">
            <text:p>7,842</text:p>
          </table:table-cell>
          <table:table-cell ns41:value-type="float" table:style-name="TL Data" office:value="3670" office:value-type="float">
            <text:p>3,670</text:p>
          </table:table-cell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12718" office:value-type="float">
            <text:p>12,718</text:p>
          </table:table-cell>
          <table:table-cell ns41:value-type="float" table:style-name="TL Data" office:value="24490" office:value-type="float">
            <text:p>24,4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896" office:value-type="float">
            <text:p>896</text:p>
          </table:table-cell>
          <table:table-cell table:style-name="TL Data" table:number-columns-repeated="2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 table:number-columns-repeated="2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701" office:value-type="float">
            <text:p>1,7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table:style-name="TL Data" table:number-columns-repeated="2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07" office:value-type="float">
            <text:p>707</text:p>
          </table:table-cell>
          <table:table-cell table:style-name="TL Data" table:number-columns-repeated="2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379" office:value-type="float">
            <text:p>1,3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table:style-name="TL Data" table:number-columns-repeated="2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 table:number-columns-repeated="2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09" office:value-type="float">
            <text:p>1,3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669" office:value-type="float">
            <text:p>669</text:p>
          </table:table-cell>
          <table:table-cell table:style-name="TL Data" table:number-columns-repeated="2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2"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316" office:value-type="float">
            <text:p>1,3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table:style-name="TL Data" table:number-columns-repeated="2"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2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404" office:value-type="float">
            <text:p>1,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table:style-name="TL Data" table:number-columns-repeated="2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29" office:value-type="float">
            <text:p>729</text:p>
          </table:table-cell>
          <table:table-cell table:style-name="TL Data" table:number-columns-repeated="2"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468" office:value-type="float">
            <text:p>1,4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table:style-name="TL Data" table:number-columns-repeated="2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13" office:value-type="float">
            <text:p>713</text:p>
          </table:table-cell>
          <table:table-cell table:style-name="TL Data" table:number-columns-repeated="2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450" office:value-type="float">
            <text:p>1,4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table:style-name="TL Data" table:number-columns-repeated="2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2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09" office:value-type="float">
            <text:p>1,4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671" office:value-type="float">
            <text:p>671</text:p>
          </table:table-cell>
          <table:table-cell table:style-name="TL Data" table:number-columns-repeated="2"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 table:number-columns-repeated="2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360" office:value-type="float">
            <text:p>1,3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table:style-name="TL Data" table:number-columns-repeated="2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702" office:value-type="float">
            <text:p>702</text:p>
          </table:table-cell>
          <table:table-cell table:style-name="TL Data" table:number-columns-repeated="2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416" office:value-type="float">
            <text:p>1,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table:style-name="TL Data" table:number-columns-repeated="2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2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437" office:value-type="float">
            <text:p>1,4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629" office:value-type="float">
            <text:p>629</text:p>
          </table:table-cell>
          <table:table-cell table:style-name="TL Data" table:number-columns-repeated="2"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 table:number-columns-repeated="2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327" office:value-type="float">
            <text:p>1,3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table:style-name="TL Data" table:number-columns-repeated="2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84" office:value-type="float">
            <text:p>684</text:p>
          </table:table-cell>
          <table:table-cell table:style-name="TL Data" table:number-columns-repeated="2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322" office:value-type="float">
            <text:p>1,3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table:style-name="TL Data" table:number-columns-repeated="2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33" office:value-type="float">
            <text:p>633</text:p>
          </table:table-cell>
          <table:table-cell table:style-name="TL Data" table:number-columns-repeated="2"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312" office:value-type="float">
            <text:p>1,3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table:style-name="TL Data" table:number-columns-repeated="2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68" office:value-type="float">
            <text:p>668</text:p>
          </table:table-cell>
          <table:table-cell table:style-name="TL Data" table:number-columns-repeated="2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319" office:value-type="float">
            <text:p>1,3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table:style-name="TL Data" table:number-columns-repeated="2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2"/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307" office:value-type="float">
            <text:p>1,3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631" office:value-type="float">
            <text:p>631</text:p>
          </table:table-cell>
          <table:table-cell table:style-name="TL Data" table:number-columns-repeated="2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 table:number-columns-repeated="2"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267" office:value-type="float">
            <text:p>1,2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table:style-name="TL Data" table:number-columns-repeated="2"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105" office:value-type="float">
            <text:p>1,1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table:style-name="TL Data" table:number-columns-repeated="2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62" office:value-type="float">
            <text:p>1,1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224" office:value-type="float">
            <text:p>1,2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169" office:value-type="float">
            <text:p>1,1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22" office:value-type="float">
            <text:p>1,0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852" office:value-type="float">
            <text:p>8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033" office:value-type="float">
            <text:p>1,0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047" office:value-type="float">
            <text:p>1,0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134" office:value-type="float">
            <text:p>1,1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121" office:value-type="float">
            <text:p>1,1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054" office:value-type="float">
            <text:p>1,0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009" office:value-type="float">
            <text:p>1,0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042" office:value-type="float">
            <text:p>1,0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954" office:value-type="float">
            <text:p>9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06" office:value-type="float">
            <text:p>9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91" office:value-type="float">
            <text:p>8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30" office:value-type="float">
            <text:p>8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835" office:value-type="float">
            <text:p>8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72" office:value-type="float">
            <text:p>7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872" office:value-type="float">
            <text:p>8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50" office:value-type="float">
            <text:p>7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29" office:value-type="float">
            <text:p>6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66" office:value-type="float">
            <text:p>5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50" office:value-type="float">
            <text:p>6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39" office:value-type="float">
            <text:p>6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641" office:value-type="float">
            <text:p>6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46" office:value-type="float">
            <text:p>6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06" office:value-type="float">
            <text:p>7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09" office:value-type="float">
            <text:p>6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660" office:value-type="float">
            <text:p>6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8160" office:value-type="float">
            <text:p>18,160</text:p>
          </table:table-cell>
          <table:table-cell ns41:value-type="float" table:style-name="TL Data" office:value="7248" office:value-type="float">
            <text:p>7,24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5841" office:value-type="float">
            <text:p>25,841</text:p>
          </table:table-cell>
          <table:table-cell ns41:value-type="float" table:style-name="TL Data" office:value="18949" office:value-type="float">
            <text:p>18,949</text:p>
          </table:table-cell>
          <table:table-cell ns41:value-type="float" table:style-name="TL Data" office:value="7331" office:value-type="float">
            <text:p>7,331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7166" office:value-type="float">
            <text:p>27,166</text:p>
          </table:table-cell>
          <table:table-cell ns41:value-type="float" table:style-name="TL Data" office:value="53007" office:value-type="float">
            <text:p>53,0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05" office:value-type="float">
            <text:p>6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1798" office:value-type="float">
            <text:p>11798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41" office:value-type="float">
            <text:p>5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27" office:value-type="float">
            <text:p>5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76" office:value-type="float">
            <text:p>4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37" office:value-type="float">
            <text:p>4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Onbekende ouderdom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398" office:value-type="float">
            <text:p>18,398</text:p>
          </table:table-cell>
          <table:table-cell ns41:value-type="float" table:style-name="TL Data" office:value="9732" office:value-type="float">
            <text:p>9,732</text:p>
          </table:table-cell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29375" office:value-type="float">
            <text:p>29,375</text:p>
          </table:table-cell>
          <table:table-cell ns41:value-type="float" table:style-name="TL Data" office:value="19606" office:value-type="float">
            <text:p>19,606</text:p>
          </table:table-cell>
          <table:table-cell ns41:value-type="float" table:style-name="TL Data" office:value="9477" office:value-type="float">
            <text:p>9,477</text:p>
          </table:table-cell>
          <table:table-cell ns41:value-type="float" table:style-name="TL Data" office:value="3249" office:value-type="float">
            <text:p>3,249</text:p>
          </table:table-cell>
          <table:table-cell ns41:value-type="float" table:style-name="TL Data" office:value="32332" office:value-type="float">
            <text:p>32,332</text:p>
          </table:table-cell>
          <table:table-cell ns41:value-type="float" table:style-name="TL Data" office:value="61707" office:value-type="float">
            <text:p>61,7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677" office:value-type="float">
            <text:p>2,677</text:p>
          </table:table-cell>
          <table:table-cell table:style-name="TL Data" table:number-columns-repeated="2"/>
          <table:table-cell ns41:value-type="float" table:style-name="TL Data" office:value="2677" office:value-type="float">
            <text:p>2,677</text:p>
          </table:table-cell>
          <table:table-cell ns41:value-type="float" table:style-name="TL Data" office:value="2594" office:value-type="float">
            <text:p>2,594</text:p>
          </table:table-cell>
          <table:table-cell table:style-name="TL Data" table:number-columns-repeated="2"/>
          <table:table-cell ns41:value-type="float" table:style-name="TL Data" office:value="2594" office:value-type="float">
            <text:p>2,594</text:p>
          </table:table-cell>
          <table:table-cell ns41:value-type="float" table:style-name="TL Data" office:value="5271" office:value-type="float">
            <text:p>5,2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231" office:value-type="float">
            <text:p>2,231</text:p>
          </table:table-cell>
          <table:table-cell table:style-name="TL Data" table:number-columns-repeated="2"/>
          <table:table-cell ns41:value-type="float" table:style-name="TL Data" office:value="2231" office:value-type="float">
            <text:p>2,231</text:p>
          </table:table-cell>
          <table:table-cell ns41:value-type="float" table:style-name="TL Data" office:value="2102" office:value-type="float">
            <text:p>2,102</text:p>
          </table:table-cell>
          <table:table-cell table:style-name="TL Data" table:number-columns-repeated="2"/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4333" office:value-type="float">
            <text:p>4,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028" office:value-type="float">
            <text:p>2,028</text:p>
          </table:table-cell>
          <table:table-cell table:style-name="TL Data" table:number-columns-repeated="2"/>
          <table:table-cell ns41:value-type="float" table:style-name="TL Data" office:value="2028" office:value-type="float">
            <text:p>2,028</text:p>
          </table:table-cell>
          <table:table-cell ns41:value-type="float" table:style-name="TL Data" office:value="2067" office:value-type="float">
            <text:p>2,067</text:p>
          </table:table-cell>
          <table:table-cell table:style-name="TL Data" table:number-columns-repeated="2"/>
          <table:table-cell ns41:value-type="float" table:style-name="TL Data" office:value="2067" office:value-type="float">
            <text:p>2,067</text:p>
          </table:table-cell>
          <table:table-cell ns41:value-type="float" table:style-name="TL Data" office:value="4095" office:value-type="float">
            <text:p>4,0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180" office:value-type="float">
            <text:p>2,180</text:p>
          </table:table-cell>
          <table:table-cell table:style-name="TL Data" table:number-columns-repeated="2"/>
          <table:table-cell ns41:value-type="float" table:style-name="TL Data" office:value="2180" office:value-type="float">
            <text:p>2,180</text:p>
          </table:table-cell>
          <table:table-cell ns41:value-type="float" table:style-name="TL Data" office:value="2005" office:value-type="float">
            <text:p>2,005</text:p>
          </table:table-cell>
          <table:table-cell table:style-name="TL Data" table:number-columns-repeated="2"/>
          <table:table-cell ns41:value-type="float" table:style-name="TL Data" office:value="2005" office:value-type="float">
            <text:p>2,005</text:p>
          </table:table-cell>
          <table:table-cell ns41:value-type="float" table:style-name="TL Data" office:value="4185" office:value-type="float">
            <text:p>4,1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292" office:value-type="float">
            <text:p>2,292</text:p>
          </table:table-cell>
          <table:table-cell table:style-name="TL Data" table:number-columns-repeated="2"/>
          <table:table-cell ns41:value-type="float" table:style-name="TL Data" office:value="2292" office:value-type="float">
            <text:p>2,292</text:p>
          </table:table-cell>
          <table:table-cell ns41:value-type="float" table:style-name="TL Data" office:value="2314" office:value-type="float">
            <text:p>2,314</text:p>
          </table:table-cell>
          <table:table-cell table:style-name="TL Data" table:number-columns-repeated="2"/>
          <table:table-cell ns41:value-type="float" table:style-name="TL Data" office:value="2314" office:value-type="float">
            <text:p>2,314</text:p>
          </table:table-cell>
          <table:table-cell ns41:value-type="float" table:style-name="TL Data" office:value="4606" office:value-type="float">
            <text:p>4,6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557" office:value-type="float">
            <text:p>2,557</text:p>
          </table:table-cell>
          <table:table-cell table:style-name="TL Data" table:number-columns-repeated="2"/>
          <table:table-cell ns41:value-type="float" table:style-name="TL Data" office:value="2557" office:value-type="float">
            <text:p>2,557</text:p>
          </table:table-cell>
          <table:table-cell ns41:value-type="float" table:style-name="TL Data" office:value="2373" office:value-type="float">
            <text:p>2,373</text:p>
          </table:table-cell>
          <table:table-cell table:style-name="TL Data" table:number-columns-repeated="2"/>
          <table:table-cell ns41:value-type="float" table:style-name="TL Data" office:value="2373" office:value-type="float">
            <text:p>2,373</text:p>
          </table:table-cell>
          <table:table-cell ns41:value-type="float" table:style-name="TL Data" office:value="4930" office:value-type="float">
            <text:p>4,9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240" office:value-type="float">
            <text:p>2,240</text:p>
          </table:table-cell>
          <table:table-cell table:style-name="TL Data" table:number-columns-repeated="2"/>
          <table:table-cell ns41:value-type="float" table:style-name="TL Data" office:value="2240" office:value-type="float">
            <text:p>2,240</text:p>
          </table:table-cell>
          <table:table-cell ns41:value-type="float" table:style-name="TL Data" office:value="2230" office:value-type="float">
            <text:p>2,230</text:p>
          </table:table-cell>
          <table:table-cell table:style-name="TL Data" table:number-columns-repeated="2"/>
          <table:table-cell ns41:value-type="float" table:style-name="TL Data" office:value="2230" office:value-type="float">
            <text:p>2,230</text:p>
          </table:table-cell>
          <table:table-cell ns41:value-type="float" table:style-name="TL Data" office:value="4470" office:value-type="float">
            <text:p>4,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273" office:value-type="float">
            <text:p>2,273</text:p>
          </table:table-cell>
          <table:table-cell table:style-name="TL Data" table:number-columns-repeated="2"/>
          <table:table-cell ns41:value-type="float" table:style-name="TL Data" office:value="2273" office:value-type="float">
            <text:p>2,273</text:p>
          </table:table-cell>
          <table:table-cell ns41:value-type="float" table:style-name="TL Data" office:value="2121" office:value-type="float">
            <text:p>2,121</text:p>
          </table:table-cell>
          <table:table-cell table:style-name="TL Data" table:number-columns-repeated="2"/>
          <table:table-cell ns41:value-type="float" table:style-name="TL Data" office:value="2121" office:value-type="float">
            <text:p>2,121</text:p>
          </table:table-cell>
          <table:table-cell ns41:value-type="float" table:style-name="TL Data" office:value="4391" office:value-type="float">
            <text:p>4,3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169" office:value-type="float">
            <text:p>2,169</text:p>
          </table:table-cell>
          <table:table-cell table:style-name="TL Data" table:number-columns-repeated="2"/>
          <table:table-cell ns41:value-type="float" table:style-name="TL Data" office:value="2169" office:value-type="float">
            <text:p>2,169</text:p>
          </table:table-cell>
          <table:table-cell ns41:value-type="float" table:style-name="TL Data" office:value="2182" office:value-type="float">
            <text:p>2,182</text:p>
          </table:table-cell>
          <table:table-cell table:style-name="TL Data" table:number-columns-repeated="2"/>
          <table:table-cell ns41:value-type="float" table:style-name="TL Data" office:value="2182" office:value-type="float">
            <text:p>2,182</text:p>
          </table:table-cell>
          <table:table-cell ns41:value-type="float" table:style-name="TL Data" office:value="4351" office:value-type="float">
            <text:p>4,3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174" office:value-type="float">
            <text:p>2,174</text:p>
          </table:table-cell>
          <table:table-cell table:style-name="TL Data" table:number-columns-repeated="2"/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2161" office:value-type="float">
            <text:p>2,161</text:p>
          </table:table-cell>
          <table:table-cell table:style-name="TL Data" table:number-columns-repeated="2"/>
          <table:table-cell ns41:value-type="float" table:style-name="TL Data" office:value="2161" office:value-type="float">
            <text:p>2,161</text:p>
          </table:table-cell>
          <table:table-cell ns41:value-type="float" table:style-name="TL Data" office:value="4335" office:value-type="float">
            <text:p>4,3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317" office:value-type="float">
            <text:p>2,317</text:p>
          </table:table-cell>
          <table:table-cell table:style-name="TL Data" table:number-columns-repeated="2"/>
          <table:table-cell ns41:value-type="float" table:style-name="TL Data" office:value="2317" office:value-type="float">
            <text:p>2,317</text:p>
          </table:table-cell>
          <table:table-cell ns41:value-type="float" table:style-name="TL Data" office:value="2243" office:value-type="float">
            <text:p>2,243</text:p>
          </table:table-cell>
          <table:table-cell table:style-name="TL Data" table:number-columns-repeated="2"/>
          <table:table-cell ns41:value-type="float" table:style-name="TL Data" office:value="2243" office:value-type="float">
            <text:p>2,243</text:p>
          </table:table-cell>
          <table:table-cell ns41:value-type="float" table:style-name="TL Data" office:value="4560" office:value-type="float">
            <text:p>4,5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129" office:value-type="float">
            <text:p>2,129</text:p>
          </table:table-cell>
          <table:table-cell table:style-name="TL Data" table:number-columns-repeated="2"/>
          <table:table-cell ns41:value-type="float" table:style-name="TL Data" office:value="2129" office:value-type="float">
            <text:p>2,129</text:p>
          </table:table-cell>
          <table:table-cell ns41:value-type="float" table:style-name="TL Data" office:value="2079" office:value-type="float">
            <text:p>2,079</text:p>
          </table:table-cell>
          <table:table-cell table:style-name="TL Data" table:number-columns-repeated="2"/>
          <table:table-cell ns41:value-type="float" table:style-name="TL Data" office:value="2079" office:value-type="float">
            <text:p>2,079</text:p>
          </table:table-cell>
          <table:table-cell ns41:value-type="float" table:style-name="TL Data" office:value="4208" office:value-type="float">
            <text:p>4,2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091" office:value-type="float">
            <text:p>2,091</text:p>
          </table:table-cell>
          <table:table-cell table:style-name="TL Data" table:number-columns-repeated="2"/>
          <table:table-cell ns41:value-type="float" table:style-name="TL Data" office:value="2091" office:value-type="float">
            <text:p>2,091</text:p>
          </table:table-cell>
          <table:table-cell ns41:value-type="float" table:style-name="TL Data" office:value="2024" office:value-type="float">
            <text:p>2,024</text:p>
          </table:table-cell>
          <table:table-cell table:style-name="TL Data" table:number-columns-repeated="2"/>
          <table:table-cell ns41:value-type="float" table:style-name="TL Data" office:value="2024" office:value-type="float">
            <text:p>2,024</text:p>
          </table:table-cell>
          <table:table-cell ns41:value-type="float" table:style-name="TL Data" office:value="4115" office:value-type="float">
            <text:p>4,1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132" office:value-type="float">
            <text:p>2,132</text:p>
          </table:table-cell>
          <table:table-cell table:style-name="TL Data" table:number-columns-repeated="2"/>
          <table:table-cell ns41:value-type="float" table:style-name="TL Data" office:value="2132" office:value-type="float">
            <text:p>2,132</text:p>
          </table:table-cell>
          <table:table-cell ns41:value-type="float" table:style-name="TL Data" office:value="1985" office:value-type="float">
            <text:p>1,985</text:p>
          </table:table-cell>
          <table:table-cell table:style-name="TL Data" table:number-columns-repeated="2"/>
          <table:table-cell ns41:value-type="float" table:style-name="TL Data" office:value="1985" office:value-type="float">
            <text:p>1,985</text:p>
          </table:table-cell>
          <table:table-cell ns41:value-type="float" table:style-name="TL Data" office:value="4117" office:value-type="float">
            <text:p>4,1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145" office:value-type="float">
            <text:p>2,145</text:p>
          </table:table-cell>
          <table:table-cell table:style-name="TL Data" table:number-columns-repeated="2"/>
          <table:table-cell ns41:value-type="float" table:style-name="TL Data" office:value="2145" office:value-type="float">
            <text:p>2,145</text:p>
          </table:table-cell>
          <table:table-cell ns41:value-type="float" table:style-name="TL Data" office:value="2018" office:value-type="float">
            <text:p>2,018</text:p>
          </table:table-cell>
          <table:table-cell table:style-name="TL Data" table:number-columns-repeated="2"/>
          <table:table-cell ns41:value-type="float" table:style-name="TL Data" office:value="2018" office:value-type="float">
            <text:p>2,018</text:p>
          </table:table-cell>
          <table:table-cell ns41:value-type="float" table:style-name="TL Data" office:value="4163" office:value-type="float">
            <text:p>4,1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</text:p>
          </table:table-cell>
          <table:table-cell/>
          <table:table-cell ns41:value-type="float" table:style-name="TL Data" office:value="1937" office:value-type="float">
            <text:p>1,937</text:p>
          </table:table-cell>
          <table:table-cell table:style-name="TL Data" table:number-columns-repeated="2"/>
          <table:table-cell ns41:value-type="float" table:style-name="TL Data" office:value="1937" office:value-type="float">
            <text:p>1,937</text:p>
          </table:table-cell>
          <table:table-cell ns41:value-type="float" table:style-name="TL Data" office:value="1876" office:value-type="float">
            <text:p>1,876</text:p>
          </table:table-cell>
          <table:table-cell table:style-name="TL Data" table:number-columns-repeated="2"/>
          <table:table-cell ns41:value-type="float" table:style-name="TL Data" office:value="1876" office:value-type="float">
            <text:p>1,876</text:p>
          </table:table-cell>
          <table:table-cell ns41:value-type="float" table:style-name="TL Data" office:value="3813" office:value-type="float">
            <text:p>3,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006" office:value-type="float">
            <text:p>2,006</text:p>
          </table:table-cell>
          <table:table-cell table:style-name="TL Data" table:number-columns-repeated="2"/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1969" office:value-type="float">
            <text:p>1,9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70" office:value-type="float">
            <text:p>1,970</text:p>
          </table:table-cell>
          <table:table-cell ns41:value-type="float" table:style-name="TL Data" office:value="3976" office:value-type="float">
            <text:p>3,9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79" office:value-type="float">
            <text:p>1,7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80" office:value-type="float">
            <text:p>1,780</text:p>
          </table:table-cell>
          <table:table-cell ns41:value-type="float" table:style-name="TL Data" office:value="1873" office:value-type="float">
            <text:p>1,8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76" office:value-type="float">
            <text:p>1,876</text:p>
          </table:table-cell>
          <table:table-cell ns41:value-type="float" table:style-name="TL Data" office:value="3656" office:value-type="float">
            <text:p>3,6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867" office:value-type="float">
            <text:p>1,867</text:p>
          </table:table-cell>
          <table:table-cell table:style-name="TL Data" table:number-columns-repeated="2"/>
          <table:table-cell ns41:value-type="float" table:style-name="TL Data" office:value="1867" office:value-type="float">
            <text:p>1,867</text:p>
          </table:table-cell>
          <table:table-cell ns41:value-type="float" table:style-name="TL Data" office:value="1737" office:value-type="float">
            <text:p>1,73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3625" office:value-type="float">
            <text:p>3,6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840" office:value-type="float">
            <text:p>1,8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46" office:value-type="float">
            <text:p>1,846</text:p>
          </table:table-cell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9" office:value-type="float">
            <text:p>1,779</text:p>
          </table:table-cell>
          <table:table-cell ns41:value-type="float" table:style-name="TL Data" office:value="3625" office:value-type="float">
            <text:p>3,6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1" office:value-type="float">
            <text:p>1,771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3493" office:value-type="float">
            <text:p>3,4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9" office:value-type="float">
            <text:p>1,619</text:p>
          </table:table-cell>
          <table:table-cell ns41:value-type="float" table:style-name="TL Data" office:value="1379" office:value-type="float">
            <text:p>1,37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3177" office:value-type="float">
            <text:p>3,1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171" office:value-type="float">
            <text:p>1,1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2470" office:value-type="float">
            <text:p>2,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07" office:value-type="float">
            <text:p>1,607</text:p>
          </table:table-cell>
          <table:table-cell ns41:value-type="float" table:style-name="TL Data" office:value="3056" office:value-type="float">
            <text:p>3,0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12" office:value-type="float">
            <text:p>1,512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3172" office:value-type="float">
            <text:p>3,1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21" office:value-type="float">
            <text:p>1,621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44" office:value-type="float">
            <text:p>1,644</text:p>
          </table:table-cell>
          <table:table-cell ns41:value-type="float" table:style-name="TL Data" office:value="3265" office:value-type="float">
            <text:p>3,2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51" office:value-type="float">
            <text:p>1,55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63" office:value-type="float">
            <text:p>1,563</text:p>
          </table:table-cell>
          <table:table-cell ns41:value-type="float" table:style-name="TL Data" office:value="3114" office:value-type="float">
            <text:p>3,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37" office:value-type="float">
            <text:p>1,63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3195" office:value-type="float">
            <text:p>3,1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52" office:value-type="float">
            <text:p>1,552</text:p>
          </table:table-cell>
          <table:table-cell ns41:value-type="float" table:style-name="TL Data" office:value="3128" office:value-type="float">
            <text:p>3,1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62" office:value-type="float">
            <text:p>1,46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2879" office:value-type="float">
            <text:p>2,8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73" office:value-type="float">
            <text:p>1,573</text:p>
          </table:table-cell>
          <table:table-cell ns41:value-type="float" table:style-name="TL Data" office:value="3024" office:value-type="float">
            <text:p>3,0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12" office:value-type="float">
            <text:p>1,31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2711" office:value-type="float">
            <text:p>2,7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32" office:value-type="float">
            <text:p>1,332</text:p>
          </table:table-cell>
          <table:table-cell ns41:value-type="float" table:style-name="TL Data" office:value="2753" office:value-type="float">
            <text:p>2,7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23" office:value-type="float">
            <text:p>1,32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24" office:value-type="float">
            <text:p>1,324</text:p>
          </table:table-cell>
          <table:table-cell ns41:value-type="float" table:style-name="TL Data" office:value="2647" office:value-type="float">
            <text:p>2,6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77" office:value-type="float">
            <text:p>1,27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46" office:value-type="float">
            <text:p>1,246</text:p>
          </table:table-cell>
          <table:table-cell ns41:value-type="float" table:style-name="TL Data" office:value="2523" office:value-type="float">
            <text:p>2,5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17" office:value-type="float">
            <text:p>1,0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2536" office:value-type="float">
            <text:p>2,5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2399" office:value-type="float">
            <text:p>2,3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2188" office:value-type="float">
            <text:p>2,1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2249" office:value-type="float">
            <text:p>2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02" office:value-type="float">
            <text:p>1,00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000" office:value-type="float">
            <text:p>20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784" office:value-type="float">
            <text:p>1,7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729" office:value-type="float">
            <text:p>1,7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763" office:value-type="float">
            <text:p>1,7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834" office:value-type="float">
            <text:p>1,8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799" office:value-type="float">
            <text:p>1,7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837" office:value-type="float">
            <text:p>1,8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797" office:value-type="float">
            <text:p>1,7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901" office:value-type="float">
            <text:p>1,9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724" office:value-type="float">
            <text:p>1,7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805" office:value-type="float">
            <text:p>1,8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749" office:value-type="float">
            <text:p>1,7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8509" office:value-type="float">
            <text:p>58,509</text:p>
          </table:table-cell>
          <table:table-cell ns41:value-type="float" table:style-name="TL Data" office:value="20859" office:value-type="float">
            <text:p>20,859</text:p>
          </table:table-cell>
          <table:table-cell ns41:value-type="float" table:style-name="TL Data" office:value="1356" office:value-type="float">
            <text:p>1,356</text:p>
          </table:table-cell>
          <table:table-cell ns41:value-type="float" table:style-name="TL Data" office:value="80724" office:value-type="float">
            <text:p>80,724</text:p>
          </table:table-cell>
          <table:table-cell ns41:value-type="float" table:style-name="TL Data" office:value="55035" office:value-type="float">
            <text:p>55,035</text:p>
          </table:table-cell>
          <table:table-cell ns41:value-type="float" table:style-name="TL Data" office:value="22607" office:value-type="float">
            <text:p>22,607</text:p>
          </table:table-cell>
          <table:table-cell ns41:value-type="float" table:style-name="TL Data" office:value="2163" office:value-type="float">
            <text:p>2,163</text:p>
          </table:table-cell>
          <table:table-cell ns41:value-type="float" table:style-name="TL Data" office:value="79805" office:value-type="float">
            <text:p>79,805</text:p>
          </table:table-cell>
          <table:table-cell ns41:value-type="float" table:style-name="TL Data" office:value="160529" office:value-type="float">
            <text:p>160,5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590" office:value-type="float">
            <text:p>1,5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614" office:value-type="float">
            <text:p>1,6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443" office:value-type="float">
            <text:p>1,4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498" office:value-type="float">
            <text:p>1,4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294" office:value-type="float">
            <text:p>1,2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290" office:value-type="float">
            <text:p>1,2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235" office:value-type="float">
            <text:p>1,2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202" office:value-type="float">
            <text:p>1,2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46" office:value-type="float">
            <text:p>1,0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040" office:value-type="float">
            <text:p>1,0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134" office:value-type="float">
            <text:p>1,1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88" office:value-type="float">
            <text:p>8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924" office:value-type="float">
            <text:p>9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61" office:value-type="float">
            <text:p>7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733" office:value-type="float">
            <text:p>7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72" office:value-type="float">
            <text:p>5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71" office:value-type="float">
            <text:p>5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92" office:value-type="float">
            <text:p>4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42" office:value-type="float">
            <text:p>4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00" office:value-type="float">
            <text:p>4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39" office:value-type="float">
            <text:p>3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15" office:value-type="float">
            <text:p>3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8" office:value-type="float">
            <text:p>2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WEE EN DER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9449" office:value-type="float">
            <text:p>59,449</text:p>
          </table:table-cell>
          <table:table-cell ns41:value-type="float" table:style-name="TL Data" office:value="29131" office:value-type="float">
            <text:p>29,131</text:p>
          </table:table-cell>
          <table:table-cell ns41:value-type="float" table:style-name="TL Data" office:value="3857" office:value-type="float">
            <text:p>3,857</text:p>
          </table:table-cell>
          <table:table-cell ns41:value-type="float" table:style-name="TL Data" office:value="92437" office:value-type="float">
            <text:p>92,437</text:p>
          </table:table-cell>
          <table:table-cell ns41:value-type="float" table:style-name="TL Data" office:value="55994" office:value-type="float">
            <text:p>55,994</text:p>
          </table:table-cell>
          <table:table-cell ns41:value-type="float" table:style-name="TL Data" office:value="29324" office:value-type="float">
            <text:p>29,324</text:p>
          </table:table-cell>
          <table:table-cell ns41:value-type="float" table:style-name="TL Data" office:value="7898" office:value-type="float">
            <text:p>7,898</text:p>
          </table:table-cell>
          <table:table-cell ns41:value-type="float" table:style-name="TL Data" office:value="93216" office:value-type="float">
            <text:p>93,216</text:p>
          </table:table-cell>
          <table:table-cell ns41:value-type="float" table:style-name="TL Data" office:value="185653" office:value-type="float">
            <text:p>185,6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573" office:value-type="float">
            <text:p>3,573</text:p>
          </table:table-cell>
          <table:table-cell table:style-name="TL Data" table:number-columns-repeated="2"/>
          <table:table-cell ns41:value-type="float" table:style-name="TL Data" office:value="3573" office:value-type="float">
            <text:p>3,573</text:p>
          </table:table-cell>
          <table:table-cell ns41:value-type="float" table:style-name="TL Data" office:value="3399" office:value-type="float">
            <text:p>3,399</text:p>
          </table:table-cell>
          <table:table-cell table:style-name="TL Data" table:number-columns-repeated="2"/>
          <table:table-cell ns41:value-type="float" table:style-name="TL Data" office:value="3399" office:value-type="float">
            <text:p>3,399</text:p>
          </table:table-cell>
          <table:table-cell ns41:value-type="float" table:style-name="TL Data" office:value="6972" office:value-type="float">
            <text:p>6,9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903" office:value-type="float">
            <text:p>2,903</text:p>
          </table:table-cell>
          <table:table-cell table:style-name="TL Data" table:number-columns-repeated="2"/>
          <table:table-cell ns41:value-type="float" table:style-name="TL Data" office:value="2903" office:value-type="float">
            <text:p>2,903</text:p>
          </table:table-cell>
          <table:table-cell ns41:value-type="float" table:style-name="TL Data" office:value="2809" office:value-type="float">
            <text:p>2,809</text:p>
          </table:table-cell>
          <table:table-cell table:style-name="TL Data" table:number-columns-repeated="2"/>
          <table:table-cell ns41:value-type="float" table:style-name="TL Data" office:value="2809" office:value-type="float">
            <text:p>2,809</text:p>
          </table:table-cell>
          <table:table-cell ns41:value-type="float" table:style-name="TL Data" office:value="5712" office:value-type="float">
            <text:p>5,7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658" office:value-type="float">
            <text:p>2,658</text:p>
          </table:table-cell>
          <table:table-cell table:style-name="TL Data" table:number-columns-repeated="2"/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2746" office:value-type="float">
            <text:p>2,746</text:p>
          </table:table-cell>
          <table:table-cell table:style-name="TL Data" table:number-columns-repeated="2"/>
          <table:table-cell ns41:value-type="float" table:style-name="TL Data" office:value="2746" office:value-type="float">
            <text:p>2,746</text:p>
          </table:table-cell>
          <table:table-cell ns41:value-type="float" table:style-name="TL Data" office:value="5404" office:value-type="float">
            <text:p>5,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849" office:value-type="float">
            <text:p>2,849</text:p>
          </table:table-cell>
          <table:table-cell table:style-name="TL Data" table:number-columns-repeated="2"/>
          <table:table-cell ns41:value-type="float" table:style-name="TL Data" office:value="2849" office:value-type="float">
            <text:p>2,849</text:p>
          </table:table-cell>
          <table:table-cell ns41:value-type="float" table:style-name="TL Data" office:value="2652" office:value-type="float">
            <text:p>2,652</text:p>
          </table:table-cell>
          <table:table-cell table:style-name="TL Data" table:number-columns-repeated="2"/>
          <table:table-cell ns41:value-type="float" table:style-name="TL Data" office:value="2652" office:value-type="float">
            <text:p>2,652</text:p>
          </table:table-cell>
          <table:table-cell ns41:value-type="float" table:style-name="TL Data" office:value="5501" office:value-type="float">
            <text:p>5,5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004" office:value-type="float">
            <text:p>3,004</text:p>
          </table:table-cell>
          <table:table-cell table:style-name="TL Data" table:number-columns-repeated="2"/>
          <table:table-cell ns41:value-type="float" table:style-name="TL Data" office:value="3004" office:value-type="float">
            <text:p>3,004</text:p>
          </table:table-cell>
          <table:table-cell ns41:value-type="float" table:style-name="TL Data" office:value="3006" office:value-type="float">
            <text:p>3,006</text:p>
          </table:table-cell>
          <table:table-cell table:style-name="TL Data" table:number-columns-repeated="2"/>
          <table:table-cell ns41:value-type="float" table:style-name="TL Data" office:value="3006" office:value-type="float">
            <text:p>3,006</text:p>
          </table:table-cell>
          <table:table-cell ns41:value-type="float" table:style-name="TL Data" office:value="6010" office:value-type="float">
            <text:p>6,0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296" office:value-type="float">
            <text:p>3,296</text:p>
          </table:table-cell>
          <table:table-cell table:style-name="TL Data" table:number-columns-repeated="2"/>
          <table:table-cell ns41:value-type="float" table:style-name="TL Data" office:value="3296" office:value-type="float">
            <text:p>3,296</text:p>
          </table:table-cell>
          <table:table-cell ns41:value-type="float" table:style-name="TL Data" office:value="3102" office:value-type="float">
            <text:p>3,102</text:p>
          </table:table-cell>
          <table:table-cell table:style-name="TL Data" table:number-columns-repeated="2"/>
          <table:table-cell ns41:value-type="float" table:style-name="TL Data" office:value="3102" office:value-type="float">
            <text:p>3,102</text:p>
          </table:table-cell>
          <table:table-cell ns41:value-type="float" table:style-name="TL Data" office:value="6398" office:value-type="float">
            <text:p>6,3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977" office:value-type="float">
            <text:p>2,977</text:p>
          </table:table-cell>
          <table:table-cell table:style-name="TL Data" table:number-columns-repeated="2"/>
          <table:table-cell ns41:value-type="float" table:style-name="TL Data" office:value="2977" office:value-type="float">
            <text:p>2,977</text:p>
          </table:table-cell>
          <table:table-cell ns41:value-type="float" table:style-name="TL Data" office:value="2943" office:value-type="float">
            <text:p>2,943</text:p>
          </table:table-cell>
          <table:table-cell table:style-name="TL Data" table:number-columns-repeated="2"/>
          <table:table-cell ns41:value-type="float" table:style-name="TL Data" office:value="2943" office:value-type="float">
            <text:p>2,943</text:p>
          </table:table-cell>
          <table:table-cell ns41:value-type="float" table:style-name="TL Data" office:value="5920" office:value-type="float">
            <text:p>5,9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977" office:value-type="float">
            <text:p>2,977</text:p>
          </table:table-cell>
          <table:table-cell table:style-name="TL Data" table:number-columns-repeated="2"/>
          <table:table-cell ns41:value-type="float" table:style-name="TL Data" office:value="2977" office:value-type="float">
            <text:p>2,977</text:p>
          </table:table-cell>
          <table:table-cell ns41:value-type="float" table:style-name="TL Data" office:value="2826" office:value-type="float">
            <text:p>2,826</text:p>
          </table:table-cell>
          <table:table-cell table:style-name="TL Data" table:number-columns-repeated="2"/>
          <table:table-cell ns41:value-type="float" table:style-name="TL Data" office:value="2826" office:value-type="float">
            <text:p>2,826</text:p>
          </table:table-cell>
          <table:table-cell ns41:value-type="float" table:style-name="TL Data" office:value="5803" office:value-type="float">
            <text:p>5,8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840" office:value-type="float">
            <text:p>2,840</text:p>
          </table:table-cell>
          <table:table-cell table:style-name="TL Data" table:number-columns-repeated="2"/>
          <table:table-cell ns41:value-type="float" table:style-name="TL Data" office:value="2840" office:value-type="float">
            <text:p>2,840</text:p>
          </table:table-cell>
          <table:table-cell ns41:value-type="float" table:style-name="TL Data" office:value="2871" office:value-type="float">
            <text:p>2,871</text:p>
          </table:table-cell>
          <table:table-cell table:style-name="TL Data" table:number-columns-repeated="2"/>
          <table:table-cell ns41:value-type="float" table:style-name="TL Data" office:value="2871" office:value-type="float">
            <text:p>2,871</text:p>
          </table:table-cell>
          <table:table-cell ns41:value-type="float" table:style-name="TL Data" office:value="5711" office:value-type="float">
            <text:p>5,7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888" office:value-type="float">
            <text:p>2,888</text:p>
          </table:table-cell>
          <table:table-cell table:style-name="TL Data" table:number-columns-repeated="2"/>
          <table:table-cell ns41:value-type="float" table:style-name="TL Data" office:value="2888" office:value-type="float">
            <text:p>2,888</text:p>
          </table:table-cell>
          <table:table-cell ns41:value-type="float" table:style-name="TL Data" office:value="2863" office:value-type="float">
            <text:p>2,863</text:p>
          </table:table-cell>
          <table:table-cell table:style-name="TL Data" table:number-columns-repeated="2"/>
          <table:table-cell ns41:value-type="float" table:style-name="TL Data" office:value="2863" office:value-type="float">
            <text:p>2,863</text:p>
          </table:table-cell>
          <table:table-cell ns41:value-type="float" table:style-name="TL Data" office:value="5751" office:value-type="float">
            <text:p>5,7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032" office:value-type="float">
            <text:p>3,032</text:p>
          </table:table-cell>
          <table:table-cell table:style-name="TL Data" table:number-columns-repeated="2"/>
          <table:table-cell ns41:value-type="float" table:style-name="TL Data" office:value="3032" office:value-type="float">
            <text:p>3,032</text:p>
          </table:table-cell>
          <table:table-cell ns41:value-type="float" table:style-name="TL Data" office:value="2965" office:value-type="float">
            <text:p>2,965</text:p>
          </table:table-cell>
          <table:table-cell table:style-name="TL Data" table:number-columns-repeated="2"/>
          <table:table-cell ns41:value-type="float" table:style-name="TL Data" office:value="2965" office:value-type="float">
            <text:p>2,965</text:p>
          </table:table-cell>
          <table:table-cell ns41:value-type="float" table:style-name="TL Data" office:value="5997" office:value-type="float">
            <text:p>5,9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758" office:value-type="float">
            <text:p>2,758</text:p>
          </table:table-cell>
          <table:table-cell table:style-name="TL Data" table:number-columns-repeated="2"/>
          <table:table-cell ns41:value-type="float" table:style-name="TL Data" office:value="2758" office:value-type="float">
            <text:p>2,758</text:p>
          </table:table-cell>
          <table:table-cell ns41:value-type="float" table:style-name="TL Data" office:value="2777" office:value-type="float">
            <text:p>2,777</text:p>
          </table:table-cell>
          <table:table-cell table:style-name="TL Data" table:number-columns-repeated="2"/>
          <table:table-cell ns41:value-type="float" table:style-name="TL Data" office:value="2777" office:value-type="float">
            <text:p>2,777</text:p>
          </table:table-cell>
          <table:table-cell ns41:value-type="float" table:style-name="TL Data" office:value="5535" office:value-type="float">
            <text:p>5,5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729" office:value-type="float">
            <text:p>2,729</text:p>
          </table:table-cell>
          <table:table-cell table:style-name="TL Data" table:number-columns-repeated="2"/>
          <table:table-cell ns41:value-type="float" table:style-name="TL Data" office:value="2729" office:value-type="float">
            <text:p>2,729</text:p>
          </table:table-cell>
          <table:table-cell ns41:value-type="float" table:style-name="TL Data" office:value="2708" office:value-type="float">
            <text:p>2,708</text:p>
          </table:table-cell>
          <table:table-cell table:style-name="TL Data" table:number-columns-repeated="2"/>
          <table:table-cell ns41:value-type="float" table:style-name="TL Data" office:value="2708" office:value-type="float">
            <text:p>2,708</text:p>
          </table:table-cell>
          <table:table-cell ns41:value-type="float" table:style-name="TL Data" office:value="5437" office:value-type="float">
            <text:p>5,4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811" office:value-type="float">
            <text:p>2,811</text:p>
          </table:table-cell>
          <table:table-cell table:style-name="TL Data" table:number-columns-repeated="2"/>
          <table:table-cell ns41:value-type="float" table:style-name="TL Data" office:value="2811" office:value-type="float">
            <text:p>2,811</text:p>
          </table:table-cell>
          <table:table-cell ns41:value-type="float" table:style-name="TL Data" office:value="2618" office:value-type="float">
            <text:p>2,618</text:p>
          </table:table-cell>
          <table:table-cell table:style-name="TL Data" table:number-columns-repeated="2"/>
          <table:table-cell ns41:value-type="float" table:style-name="TL Data" office:value="2618" office:value-type="float">
            <text:p>2,618</text:p>
          </table:table-cell>
          <table:table-cell ns41:value-type="float" table:style-name="TL Data" office:value="5429" office:value-type="float">
            <text:p>5,4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796" office:value-type="float">
            <text:p>2,796</text:p>
          </table:table-cell>
          <table:table-cell table:style-name="TL Data" table:number-columns-repeated="2"/>
          <table:table-cell ns41:value-type="float" table:style-name="TL Data" office:value="2796" office:value-type="float">
            <text:p>2,796</text:p>
          </table:table-cell>
          <table:table-cell ns41:value-type="float" table:style-name="TL Data" office:value="2686" office:value-type="float">
            <text:p>2,686</text:p>
          </table:table-cell>
          <table:table-cell table:style-name="TL Data" table:number-columns-repeated="2"/>
          <table:table-cell ns41:value-type="float" table:style-name="TL Data" office:value="2686" office:value-type="float">
            <text:p>2,686</text:p>
          </table:table-cell>
          <table:table-cell ns41:value-type="float" table:style-name="TL Data" office:value="5482" office:value-type="float">
            <text:p>5,4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581" office:value-type="float">
            <text:p>2,581</text:p>
          </table:table-cell>
          <table:table-cell table:style-name="TL Data" table:number-columns-repeated="2"/>
          <table:table-cell ns41:value-type="float" table:style-name="TL Data" office:value="2581" office:value-type="float">
            <text:p>2,581</text:p>
          </table:table-cell>
          <table:table-cell ns41:value-type="float" table:style-name="TL Data" office:value="2539" office:value-type="float">
            <text:p>2,539</text:p>
          </table:table-cell>
          <table:table-cell table:style-name="TL Data" table:number-columns-repeated="2"/>
          <table:table-cell ns41:value-type="float" table:style-name="TL Data" office:value="2539" office:value-type="float">
            <text:p>2,539</text:p>
          </table:table-cell>
          <table:table-cell ns41:value-type="float" table:style-name="TL Data" office:value="5120" office:value-type="float">
            <text:p>5,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637" office:value-type="float">
            <text:p>2,637</text:p>
          </table:table-cell>
          <table:table-cell table:style-name="TL Data" table:number-columns-repeated="2"/>
          <table:table-cell ns41:value-type="float" table:style-name="TL Data" office:value="2637" office:value-type="float">
            <text:p>2,637</text:p>
          </table:table-cell>
          <table:table-cell ns41:value-type="float" table:style-name="TL Data" office:value="2605" office:value-type="float">
            <text:p>2,6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06" office:value-type="float">
            <text:p>2,606</text:p>
          </table:table-cell>
          <table:table-cell ns41:value-type="float" table:style-name="TL Data" office:value="5243" office:value-type="float">
            <text:p>5,2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326" office:value-type="float">
            <text:p>2,3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2429" office:value-type="float">
            <text:p>2,4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434" office:value-type="float">
            <text:p>2,434</text:p>
          </table:table-cell>
          <table:table-cell ns41:value-type="float" table:style-name="TL Data" office:value="4761" office:value-type="float">
            <text:p>4,7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439" office:value-type="float">
            <text:p>2,439</text:p>
          </table:table-cell>
          <table:table-cell table:style-name="TL Data" table:number-columns-repeated="2"/>
          <table:table-cell ns41:value-type="float" table:style-name="TL Data" office:value="2439" office:value-type="float">
            <text:p>2,439</text:p>
          </table:table-cell>
          <table:table-cell ns41:value-type="float" table:style-name="TL Data" office:value="2324" office:value-type="float">
            <text:p>2,32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348" office:value-type="float">
            <text:p>2,348</text:p>
          </table:table-cell>
          <table:table-cell ns41:value-type="float" table:style-name="TL Data" office:value="4787" office:value-type="float">
            <text:p>4,7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410" office:value-type="float">
            <text:p>2,4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419" office:value-type="float">
            <text:p>2,419</text:p>
          </table:table-cell>
          <table:table-cell ns41:value-type="float" table:style-name="TL Data" office:value="2381" office:value-type="float">
            <text:p>2,38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0" office:value-type="float">
            <text:p>2,430</text:p>
          </table:table-cell>
          <table:table-cell ns41:value-type="float" table:style-name="TL Data" office:value="4849" office:value-type="float">
            <text:p>4,8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310" office:value-type="float">
            <text:p>2,3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32" office:value-type="float">
            <text:p>2,332</text:p>
          </table:table-cell>
          <table:table-cell ns41:value-type="float" table:style-name="TL Data" office:value="2195" office:value-type="float">
            <text:p>2,19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4662" office:value-type="float">
            <text:p>4,6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036" office:value-type="float">
            <text:p>2,03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83" office:value-type="float">
            <text:p>2,083</text:p>
          </table:table-cell>
          <table:table-cell ns41:value-type="float" table:style-name="TL Data" office:value="1896" office:value-type="float">
            <text:p>1,89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4199" office:value-type="float">
            <text:p>4,1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530" office:value-type="float">
            <text:p>1,53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1478" office:value-type="float">
            <text:p>1,47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9" office:value-type="float">
            <text:p>1,729</text:p>
          </table:table-cell>
          <table:table-cell ns41:value-type="float" table:style-name="TL Data" office:value="3322" office:value-type="float">
            <text:p>3,3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737" office:value-type="float">
            <text:p>1,73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48" office:value-type="float">
            <text:p>1,948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41" office:value-type="float">
            <text:p>2,141</text:p>
          </table:table-cell>
          <table:table-cell ns41:value-type="float" table:style-name="TL Data" office:value="4089" office:value-type="float">
            <text:p>4,0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82" office:value-type="float">
            <text:p>1,982</text:p>
          </table:table-cell>
          <table:table-cell ns41:value-type="float" table:style-name="TL Data" office:value="1538" office:value-type="float">
            <text:p>1,538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4219" office:value-type="float">
            <text:p>4,2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577" office:value-type="float">
            <text:p>1,57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68" office:value-type="float">
            <text:p>2,168</text:p>
          </table:table-cell>
          <table:table-cell ns41:value-type="float" table:style-name="TL Data" office:value="1389" office:value-type="float">
            <text:p>1,389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31" office:value-type="float">
            <text:p>2,231</text:p>
          </table:table-cell>
          <table:table-cell ns41:value-type="float" table:style-name="TL Data" office:value="4399" office:value-type="float">
            <text:p>4,3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4" office:value-type="float">
            <text:p>2,094</text:p>
          </table:table-cell>
          <table:table-cell ns41:value-type="float" table:style-name="TL Data" office:value="1128" office:value-type="float">
            <text:p>1,128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1" office:value-type="float">
            <text:p>2,141</text:p>
          </table:table-cell>
          <table:table-cell ns41:value-type="float" table:style-name="TL Data" office:value="4235" office:value-type="float">
            <text:p>4,2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180" office:value-type="float">
            <text:p>1,180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22" office:value-type="float">
            <text:p>2,122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27" office:value-type="float">
            <text:p>2,127</text:p>
          </table:table-cell>
          <table:table-cell ns41:value-type="float" table:style-name="TL Data" office:value="4249" office:value-type="float">
            <text:p>4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37" office:value-type="float">
            <text:p>2,037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188" office:value-type="float">
            <text:p>1,18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00" office:value-type="float">
            <text:p>2,100</text:p>
          </table:table-cell>
          <table:table-cell ns41:value-type="float" table:style-name="TL Data" office:value="4137" office:value-type="float">
            <text:p>4,1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30" office:value-type="float">
            <text:p>1,930</text:p>
          </table:table-cell>
          <table:table-cell ns41:value-type="float" table:style-name="TL Data" office:value="3921" office:value-type="float">
            <text:p>3,9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92" office:value-type="float">
            <text:p>1,89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374" office:value-type="float">
            <text:p>1,37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86" office:value-type="float">
            <text:p>2,086</text:p>
          </table:table-cell>
          <table:table-cell ns41:value-type="float" table:style-name="TL Data" office:value="3978" office:value-type="float">
            <text:p>3,9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147" office:value-type="float">
            <text:p>1,1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27" office:value-type="float">
            <text:p>1,72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41" office:value-type="float">
            <text:p>1,841</text:p>
          </table:table-cell>
          <table:table-cell ns41:value-type="float" table:style-name="TL Data" office:value="3568" office:value-type="float">
            <text:p>3,5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293" office:value-type="float">
            <text:p>1,2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61" office:value-type="float">
            <text:p>1,86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307" office:value-type="float">
            <text:p>1,30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98" office:value-type="float">
            <text:p>1,798</text:p>
          </table:table-cell>
          <table:table-cell ns41:value-type="float" table:style-name="TL Data" office:value="3659" office:value-type="float">
            <text:p>3,6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263" office:value-type="float">
            <text:p>1,2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3538" office:value-type="float">
            <text:p>3,5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93" office:value-type="float">
            <text:p>1,69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292" office:value-type="float">
            <text:p>1,29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3353" office:value-type="float">
            <text:p>3,3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31" office:value-type="float">
            <text:p>1,63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347" office:value-type="float">
            <text:p>1,34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3382" office:value-type="float">
            <text:p>3,3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73" office:value-type="float">
            <text:p>1,57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274" office:value-type="float">
            <text:p>1,2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61" office:value-type="float">
            <text:p>1,661</text:p>
          </table:table-cell>
          <table:table-cell ns41:value-type="float" table:style-name="TL Data" office:value="3234" office:value-type="float">
            <text:p>3,2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88" office:value-type="float">
            <text:p>1,48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54" office:value-type="float">
            <text:p>1,1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2960" office:value-type="float">
            <text:p>2,9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3121" office:value-type="float">
            <text:p>3,1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41" office:value-type="float">
            <text:p>1,34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09" office:value-type="float">
            <text:p>1,409</text:p>
          </table:table-cell>
          <table:table-cell ns41:value-type="float" table:style-name="TL Data" office:value="2750" office:value-type="float">
            <text:p>2,7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2413" office:value-type="float">
            <text:p>2,4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49" office:value-type="float">
            <text:p>1,14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46" office:value-type="float">
            <text:p>1,146</text:p>
          </table:table-cell>
          <table:table-cell ns41:value-type="float" table:style-name="TL Data" office:value="2295" office:value-type="float">
            <text:p>2,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2413" office:value-type="float">
            <text:p>2,4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31" office:value-type="float">
            <text:p>1,23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42" office:value-type="float">
            <text:p>1,242</text:p>
          </table:table-cell>
          <table:table-cell ns41:value-type="float" table:style-name="TL Data" office:value="2473" office:value-type="float">
            <text:p>2,4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2440" office:value-type="float">
            <text:p>2,4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26" office:value-type="float">
            <text:p>1,226</text:p>
          </table:table-cell>
          <table:table-cell ns41:value-type="float" table:style-name="TL Data" office:value="2483" office:value-type="float">
            <text:p>2,4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16" office:value-type="float">
            <text:p>1,21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97" office:value-type="float">
            <text:p>1,29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2607" office:value-type="float">
            <text:p>2,6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2333" office:value-type="float">
            <text:p>2,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72" office:value-type="float">
            <text:p>1,272</text:p>
          </table:table-cell>
          <table:table-cell ns41:value-type="float" table:style-name="TL Data" office:value="2465" office:value-type="float">
            <text:p>2,4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14" office:value-type="float">
            <text:p>1,11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226" office:value-type="float">
            <text:p>1,226</text:p>
          </table:table-cell>
          <table:table-cell ns41:value-type="float" table:style-name="TL Data" office:value="2340" office:value-type="float">
            <text:p>2,3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76669" office:value-type="float">
            <text:p>76,669</text:p>
          </table:table-cell>
          <table:table-cell ns41:value-type="float" table:style-name="TL Data" office:value="28107" office:value-type="float">
            <text:p>28,107</text:p>
          </table:table-cell>
          <table:table-cell ns41:value-type="float" table:style-name="TL Data" office:value="1789" office:value-type="float">
            <text:p>1,789</text:p>
          </table:table-cell>
          <table:table-cell ns41:value-type="float" table:style-name="TL Data" office:value="106565" office:value-type="float">
            <text:p>106,565</text:p>
          </table:table-cell>
          <table:table-cell ns41:value-type="float" table:style-name="TL Data" office:value="73984" office:value-type="float">
            <text:p>73,984</text:p>
          </table:table-cell>
          <table:table-cell ns41:value-type="float" table:style-name="TL Data" office:value="29938" office:value-type="float">
            <text:p>29,938</text:p>
          </table:table-cell>
          <table:table-cell ns41:value-type="float" table:style-name="TL Data" office:value="3049" office:value-type="float">
            <text:p>3,049</text:p>
          </table:table-cell>
          <table:table-cell ns41:value-type="float" table:style-name="TL Data" office:value="106971" office:value-type="float">
            <text:p>106,971</text:p>
          </table:table-cell>
          <table:table-cell ns41:value-type="float" table:style-name="TL Data" office:value="213536" office:value-type="float">
            <text:p>213,5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2152" office:value-type="float">
            <text:p>2,1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84" office:value-type="float">
            <text:p>1,08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2219" office:value-type="float">
            <text:p>2,2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1984" office:value-type="float">
            <text:p>1,9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2025" office:value-type="float">
            <text:p>2,0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770" office:value-type="float">
            <text:p>1,7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750" office:value-type="float">
            <text:p>1,7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720" office:value-type="float">
            <text:p>1,7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639" office:value-type="float">
            <text:p>1,6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561" office:value-type="float">
            <text:p>1,5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418" office:value-type="float">
            <text:p>1,4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401" office:value-type="float">
            <text:p>1,4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498" office:value-type="float">
            <text:p>1,4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197" office:value-type="float">
            <text:p>1,1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208" office:value-type="float">
            <text:p>1,2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74" office:value-type="float">
            <text:p>9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986" office:value-type="float">
            <text:p>9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760" office:value-type="float">
            <text:p>7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92" office:value-type="float">
            <text:p>6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51" office:value-type="float">
            <text:p>7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56" office:value-type="float">
            <text:p>6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02" office:value-type="float">
            <text:p>6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86" office:value-type="float">
            <text:p>5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38" office:value-type="float">
            <text:p>5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32" office:value-type="float">
            <text:p>5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88" table:style-name="TL Data" table:number-columns-repeated="2" office:value-type="float">
            <text:p>8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45" office:value-type="float">
            <text:p>4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22" office:value-type="float">
            <text:p>4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7847" office:value-type="float">
            <text:p>77,847</text:p>
          </table:table-cell>
          <table:table-cell ns41:value-type="float" table:style-name="TL Data" office:value="38863" office:value-type="float">
            <text:p>38,863</text:p>
          </table:table-cell>
          <table:table-cell ns41:value-type="float" table:style-name="TL Data" office:value="5102" office:value-type="float">
            <text:p>5,102</text:p>
          </table:table-cell>
          <table:table-cell ns41:value-type="float" table:style-name="TL Data" office:value="121812" office:value-type="float">
            <text:p>121,812</text:p>
          </table:table-cell>
          <table:table-cell ns41:value-type="float" table:style-name="TL Data" office:value="75600" office:value-type="float">
            <text:p>75,600</text:p>
          </table:table-cell>
          <table:table-cell ns41:value-type="float" table:style-name="TL Data" office:value="38801" office:value-type="float">
            <text:p>38,801</text:p>
          </table:table-cell>
          <table:table-cell ns41:value-type="float" table:style-name="TL Data" office:value="11147" office:value-type="float">
            <text:p>11,147</text:p>
          </table:table-cell>
          <table:table-cell ns41:value-type="float" table:style-name="TL Data" office:value="125548" office:value-type="float">
            <text:p>125,548</text:p>
          </table:table-cell>
          <table:table-cell ns41:value-type="float" table:style-name="TL Data" office:value="247360" office:value-type="float">
            <text:p>247,360</text:p>
          </table:table-cell>
          <table:table-cell table:number-columns-repeated="101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8" table:default-cell-style-name="Default" table:number-columns-repeated="2"/>
        <table:table-column table:style-name="co9" table:default-cell-style-name="ce6"/>
        <table:table-column table:style-name="co8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5" office:value-type="string">
            <text:p>Editregel</text:p>
          </table:table-cell>
          <table:table-cell ns41:value-type="string" table:style-name="ce65" office:value-type="string">
            <text:p>Deel telling</text:p>
          </table:table-cell>
          <table:table-cell ns41:value-type="string" table:style-name="ce65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6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4182" office:value-type="float">
            <text:p>418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1" office:value-type="float">
            <text:p>3801700038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3" office:value-type="float">
            <text:p>418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2" office:value-type="float">
            <text:p>3801700038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4" office:value-type="float">
            <text:p>418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3" office:value-type="float">
            <text:p>3801700038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5" office:value-type="float">
            <text:p>418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4" office:value-type="float">
            <text:p>3801700038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6" office:value-type="float">
            <text:p>418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5" office:value-type="float">
            <text:p>3801700038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7" office:value-type="float">
            <text:p>418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6" office:value-type="float">
            <text:p>3801700038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8" office:value-type="float">
            <text:p>418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7" office:value-type="float">
            <text:p>3801700038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89" office:value-type="float">
            <text:p>418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8" office:value-type="float">
            <text:p>3801700038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0" office:value-type="float">
            <text:p>419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09" office:value-type="float">
            <text:p>3801700038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1" office:value-type="float">
            <text:p>419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0" office:value-type="float">
            <text:p>3801700038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2" office:value-type="float">
            <text:p>419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1" office:value-type="float">
            <text:p>3801700038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3" office:value-type="float">
            <text:p>419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2" office:value-type="float">
            <text:p>3801700038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4" office:value-type="float">
            <text:p>419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3" office:value-type="float">
            <text:p>3801700038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5" office:value-type="float">
            <text:p>419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4" office:value-type="float">
            <text:p>3801700038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6" office:value-type="float">
            <text:p>419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5" office:value-type="float">
            <text:p>3801700038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7" office:value-type="float">
            <text:p>419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6" office:value-type="float">
            <text:p>3801700038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8" office:value-type="float">
            <text:p>419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7" office:value-type="float">
            <text:p>3801700038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199" office:value-type="float">
            <text:p>419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8" office:value-type="float">
            <text:p>3801700038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0" office:value-type="float">
            <text:p>420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19" office:value-type="float">
            <text:p>3801700038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1" office:value-type="float">
            <text:p>420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0" office:value-type="float">
            <text:p>3801700038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2" office:value-type="float">
            <text:p>420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1" office:value-type="float">
            <text:p>3801700038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3" office:value-type="float">
            <text:p>420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2" office:value-type="float">
            <text:p>3801700038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4" office:value-type="float">
            <text:p>420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3" office:value-type="float">
            <text:p>3801700038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5" office:value-type="float">
            <text:p>420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4" office:value-type="float">
            <text:p>3801700038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6" office:value-type="float">
            <text:p>420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5" office:value-type="float">
            <text:p>3801700038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7" office:value-type="float">
            <text:p>420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6" office:value-type="float">
            <text:p>3801700038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8" office:value-type="float">
            <text:p>420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7" office:value-type="float">
            <text:p>3801700038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09" office:value-type="float">
            <text:p>420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8" office:value-type="float">
            <text:p>3801700038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0" office:value-type="float">
            <text:p>421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29" office:value-type="float">
            <text:p>3801700038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1" office:value-type="float">
            <text:p>421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0" office:value-type="float">
            <text:p>3801700038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2" office:value-type="float">
            <text:p>421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1" office:value-type="float">
            <text:p>3801700038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3" office:value-type="float">
            <text:p>421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2" office:value-type="float">
            <text:p>3801700038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4" office:value-type="float">
            <text:p>421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3" office:value-type="float">
            <text:p>3801700038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5" office:value-type="float">
            <text:p>421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4" office:value-type="float">
            <text:p>3801700038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6" office:value-type="float">
            <text:p>421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5" office:value-type="float">
            <text:p>3801700038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7" office:value-type="float">
            <text:p>421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6" office:value-type="float">
            <text:p>3801700038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8" office:value-type="float">
            <text:p>421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7" office:value-type="float">
            <text:p>3801700038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19" office:value-type="float">
            <text:p>421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8" office:value-type="float">
            <text:p>3801700038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0" office:value-type="float">
            <text:p>422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39" office:value-type="float">
            <text:p>3801700038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1" office:value-type="float">
            <text:p>422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0" office:value-type="float">
            <text:p>3801700038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2" office:value-type="float">
            <text:p>422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1" office:value-type="float">
            <text:p>3801700038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3" office:value-type="float">
            <text:p>422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2" office:value-type="float">
            <text:p>3801700038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4" office:value-type="float">
            <text:p>422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3" office:value-type="float">
            <text:p>3801700038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5" office:value-type="float">
            <text:p>422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4" office:value-type="float">
            <text:p>3801700038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6" office:value-type="float">
            <text:p>422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5" office:value-type="float">
            <text:p>3801700038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7" office:value-type="float">
            <text:p>422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6" office:value-type="float">
            <text:p>3801700038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8" office:value-type="float">
            <text:p>422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7" office:value-type="float">
            <text:p>3801700038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29" office:value-type="float">
            <text:p>422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8" office:value-type="float">
            <text:p>3801700038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0" office:value-type="float">
            <text:p>423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49" office:value-type="float">
            <text:p>3801700038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1" office:value-type="float">
            <text:p>423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0" office:value-type="float">
            <text:p>3801700038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2" office:value-type="float">
            <text:p>423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1" office:value-type="float">
            <text:p>3801700038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3" office:value-type="float">
            <text:p>423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2" office:value-type="float">
            <text:p>3801700038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4" office:value-type="float">
            <text:p>423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3" office:value-type="float">
            <text:p>3801700038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5" office:value-type="float">
            <text:p>423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4" office:value-type="float">
            <text:p>3801700038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6" office:value-type="float">
            <text:p>423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5" office:value-type="float">
            <text:p>3801700038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7" office:value-type="float">
            <text:p>423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6" office:value-type="float">
            <text:p>3801700038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8" office:value-type="float">
            <text:p>423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7" office:value-type="float">
            <text:p>3801700038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39" office:value-type="float">
            <text:p>423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8" office:value-type="float">
            <text:p>3801700038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0" office:value-type="float">
            <text:p>424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59" office:value-type="float">
            <text:p>3801700038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1" office:value-type="float">
            <text:p>424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0" office:value-type="float">
            <text:p>3801700038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2" office:value-type="float">
            <text:p>424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1" office:value-type="float">
            <text:p>3801700038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3" office:value-type="float">
            <text:p>424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2" office:value-type="float">
            <text:p>3801700038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4" office:value-type="float">
            <text:p>424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3" office:value-type="float">
            <text:p>3801700038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5" office:value-type="float">
            <text:p>424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4" office:value-type="float">
            <text:p>3801700038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6" office:value-type="float">
            <text:p>424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5" office:value-type="float">
            <text:p>3801700038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7" office:value-type="float">
            <text:p>424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6" office:value-type="float">
            <text:p>3801700038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8" office:value-type="float">
            <text:p>424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7" office:value-type="float">
            <text:p>3801700038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49" office:value-type="float">
            <text:p>424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8" office:value-type="float">
            <text:p>3801700038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0" office:value-type="float">
            <text:p>425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69" office:value-type="float">
            <text:p>3801700038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1" office:value-type="float">
            <text:p>425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0" office:value-type="float">
            <text:p>3801700038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2" office:value-type="float">
            <text:p>425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1" office:value-type="float">
            <text:p>3801700038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3" office:value-type="float">
            <text:p>425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2" office:value-type="float">
            <text:p>3801700038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4" office:value-type="float">
            <text:p>425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3" office:value-type="float">
            <text:p>3801700038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5" office:value-type="float">
            <text:p>425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4" office:value-type="float">
            <text:p>3801700038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6" office:value-type="float">
            <text:p>425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5" office:value-type="float">
            <text:p>3801700038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7" office:value-type="float">
            <text:p>425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6" office:value-type="float">
            <text:p>3801700038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8" office:value-type="float">
            <text:p>425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7" office:value-type="float">
            <text:p>3801700038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59" office:value-type="float">
            <text:p>425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8" office:value-type="float">
            <text:p>3801700038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0" office:value-type="float">
            <text:p>426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79" office:value-type="float">
            <text:p>3801700038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1" office:value-type="float">
            <text:p>426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0" office:value-type="float">
            <text:p>3801700038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2" office:value-type="float">
            <text:p>426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1" office:value-type="float">
            <text:p>3801700038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3" office:value-type="float">
            <text:p>426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2" office:value-type="float">
            <text:p>3801700038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4" office:value-type="float">
            <text:p>426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3" office:value-type="float">
            <text:p>3801700038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5" office:value-type="float">
            <text:p>426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4" office:value-type="float">
            <text:p>3801700038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6" office:value-type="float">
            <text:p>426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5" office:value-type="float">
            <text:p>3801700038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7" office:value-type="float">
            <text:p>426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6" office:value-type="float">
            <text:p>3801700038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8" office:value-type="float">
            <text:p>426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7" office:value-type="float">
            <text:p>3801700038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69" office:value-type="float">
            <text:p>426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8" office:value-type="float">
            <text:p>3801700038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0" office:value-type="float">
            <text:p>427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89" office:value-type="float">
            <text:p>3801700038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1" office:value-type="float">
            <text:p>427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0" office:value-type="float">
            <text:p>3801700038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2" office:value-type="float">
            <text:p>427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1" office:value-type="float">
            <text:p>3801700038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3" office:value-type="float">
            <text:p>427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2" office:value-type="float">
            <text:p>3801700038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4" office:value-type="float">
            <text:p>427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3" office:value-type="float">
            <text:p>3801700038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5" office:value-type="float">
            <text:p>427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4" office:value-type="float">
            <text:p>3801700038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6" office:value-type="float">
            <text:p>427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5" office:value-type="float">
            <text:p>3801700038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7" office:value-type="float">
            <text:p>427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6" office:value-type="float">
            <text:p>3801700038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8" office:value-type="float">
            <text:p>427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7" office:value-type="float">
            <text:p>3801700038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79" office:value-type="float">
            <text:p>427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8" office:value-type="float">
            <text:p>3801700038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0" office:value-type="float">
            <text:p>428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099" office:value-type="float">
            <text:p>3801700038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1" office:value-type="float">
            <text:p>428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100" office:value-type="float">
            <text:p>3801700038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2" office:value-type="float">
            <text:p>428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101" office:value-type="float">
            <text:p>3801700038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3" office:value-type="float">
            <text:p>428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102" office:value-type="float">
            <text:p>3801700038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4" office:value-type="float">
            <text:p>428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103" office:value-type="float">
            <text:p>3801700038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5" office:value-type="float">
            <text:p>428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801104" office:value-type="float">
            <text:p>3801700038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6" office:value-type="float">
            <text:p>428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1" office:value-type="float">
            <text:p>3801700039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7" office:value-type="float">
            <text:p>428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2" office:value-type="float">
            <text:p>3801700039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8" office:value-type="float">
            <text:p>428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3" office:value-type="float">
            <text:p>3801700039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89" office:value-type="float">
            <text:p>428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4" office:value-type="float">
            <text:p>3801700039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0" office:value-type="float">
            <text:p>429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5" office:value-type="float">
            <text:p>3801700039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1" office:value-type="float">
            <text:p>429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6" office:value-type="float">
            <text:p>3801700039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2" office:value-type="float">
            <text:p>429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7" office:value-type="float">
            <text:p>3801700039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3" office:value-type="float">
            <text:p>429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8" office:value-type="float">
            <text:p>3801700039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4" office:value-type="float">
            <text:p>429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09" office:value-type="float">
            <text:p>3801700039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5" office:value-type="float">
            <text:p>429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0" office:value-type="float">
            <text:p>3801700039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6" office:value-type="float">
            <text:p>429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1" office:value-type="float">
            <text:p>3801700039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7" office:value-type="float">
            <text:p>429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2" office:value-type="float">
            <text:p>3801700039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8" office:value-type="float">
            <text:p>429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3" office:value-type="float">
            <text:p>3801700039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299" office:value-type="float">
            <text:p>429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4" office:value-type="float">
            <text:p>3801700039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0" office:value-type="float">
            <text:p>430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5" office:value-type="float">
            <text:p>3801700039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1" office:value-type="float">
            <text:p>430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6" office:value-type="float">
            <text:p>3801700039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2" office:value-type="float">
            <text:p>430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7" office:value-type="float">
            <text:p>3801700039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3" office:value-type="float">
            <text:p>430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8" office:value-type="float">
            <text:p>3801700039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4" office:value-type="float">
            <text:p>430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19" office:value-type="float">
            <text:p>3801700039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5" office:value-type="float">
            <text:p>430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0" office:value-type="float">
            <text:p>3801700039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6" office:value-type="float">
            <text:p>430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1" office:value-type="float">
            <text:p>3801700039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7" office:value-type="float">
            <text:p>430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2" office:value-type="float">
            <text:p>3801700039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8" office:value-type="float">
            <text:p>430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3" office:value-type="float">
            <text:p>3801700039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09" office:value-type="float">
            <text:p>430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4" office:value-type="float">
            <text:p>3801700039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0" office:value-type="float">
            <text:p>431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5" office:value-type="float">
            <text:p>3801700039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1" office:value-type="float">
            <text:p>431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6" office:value-type="float">
            <text:p>3801700039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2" office:value-type="float">
            <text:p>431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7" office:value-type="float">
            <text:p>3801700039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3" office:value-type="float">
            <text:p>431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8" office:value-type="float">
            <text:p>3801700039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4" office:value-type="float">
            <text:p>431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29" office:value-type="float">
            <text:p>3801700039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5" office:value-type="float">
            <text:p>431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0" office:value-type="float">
            <text:p>3801700039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6" office:value-type="float">
            <text:p>431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1" office:value-type="float">
            <text:p>3801700039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7" office:value-type="float">
            <text:p>431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2" office:value-type="float">
            <text:p>3801700039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8" office:value-type="float">
            <text:p>431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3" office:value-type="float">
            <text:p>3801700039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19" office:value-type="float">
            <text:p>431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4" office:value-type="float">
            <text:p>3801700039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0" office:value-type="float">
            <text:p>432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5" office:value-type="float">
            <text:p>3801700039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1" office:value-type="float">
            <text:p>432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6" office:value-type="float">
            <text:p>3801700039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2" office:value-type="float">
            <text:p>432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7" office:value-type="float">
            <text:p>3801700039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3" office:value-type="float">
            <text:p>432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8" office:value-type="float">
            <text:p>3801700039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4" office:value-type="float">
            <text:p>432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39" office:value-type="float">
            <text:p>3801700039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5" office:value-type="float">
            <text:p>432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0" office:value-type="float">
            <text:p>3801700039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6" office:value-type="float">
            <text:p>432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1" office:value-type="float">
            <text:p>3801700039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7" office:value-type="float">
            <text:p>432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2" office:value-type="float">
            <text:p>3801700039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8" office:value-type="float">
            <text:p>432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3" office:value-type="float">
            <text:p>3801700039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29" office:value-type="float">
            <text:p>432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4" office:value-type="float">
            <text:p>3801700039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0" office:value-type="float">
            <text:p>433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5" office:value-type="float">
            <text:p>3801700039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1" office:value-type="float">
            <text:p>433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6" office:value-type="float">
            <text:p>3801700039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2" office:value-type="float">
            <text:p>433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7" office:value-type="float">
            <text:p>3801700039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3" office:value-type="float">
            <text:p>433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8" office:value-type="float">
            <text:p>3801700039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4" office:value-type="float">
            <text:p>433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49" office:value-type="float">
            <text:p>3801700039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5" office:value-type="float">
            <text:p>433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0" office:value-type="float">
            <text:p>3801700039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6" office:value-type="float">
            <text:p>433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1" office:value-type="float">
            <text:p>3801700039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7" office:value-type="float">
            <text:p>433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2" office:value-type="float">
            <text:p>3801700039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8" office:value-type="float">
            <text:p>433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3" office:value-type="float">
            <text:p>3801700039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39" office:value-type="float">
            <text:p>433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4" office:value-type="float">
            <text:p>3801700039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0" office:value-type="float">
            <text:p>434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5" office:value-type="float">
            <text:p>3801700039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1" office:value-type="float">
            <text:p>434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6" office:value-type="float">
            <text:p>3801700039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2" office:value-type="float">
            <text:p>434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7" office:value-type="float">
            <text:p>3801700039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3" office:value-type="float">
            <text:p>434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8" office:value-type="float">
            <text:p>3801700039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4" office:value-type="float">
            <text:p>434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59" office:value-type="float">
            <text:p>3801700039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5" office:value-type="float">
            <text:p>434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0" office:value-type="float">
            <text:p>3801700039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6" office:value-type="float">
            <text:p>434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1" office:value-type="float">
            <text:p>3801700039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7" office:value-type="float">
            <text:p>434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2" office:value-type="float">
            <text:p>3801700039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8" office:value-type="float">
            <text:p>434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3" office:value-type="float">
            <text:p>3801700039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49" office:value-type="float">
            <text:p>434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4" office:value-type="float">
            <text:p>3801700039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0" office:value-type="float">
            <text:p>435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5" office:value-type="float">
            <text:p>3801700039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1" office:value-type="float">
            <text:p>435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6" office:value-type="float">
            <text:p>3801700039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2" office:value-type="float">
            <text:p>435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7" office:value-type="float">
            <text:p>3801700039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3" office:value-type="float">
            <text:p>435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8" office:value-type="float">
            <text:p>3801700039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4" office:value-type="float">
            <text:p>435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69" office:value-type="float">
            <text:p>3801700039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5" office:value-type="float">
            <text:p>435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0" office:value-type="float">
            <text:p>3801700039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6" office:value-type="float">
            <text:p>435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1" office:value-type="float">
            <text:p>3801700039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7" office:value-type="float">
            <text:p>435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2" office:value-type="float">
            <text:p>3801700039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8" office:value-type="float">
            <text:p>435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3" office:value-type="float">
            <text:p>3801700039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59" office:value-type="float">
            <text:p>435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4" office:value-type="float">
            <text:p>3801700039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0" office:value-type="float">
            <text:p>436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5" office:value-type="float">
            <text:p>3801700039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1" office:value-type="float">
            <text:p>436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6" office:value-type="float">
            <text:p>3801700039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2" office:value-type="float">
            <text:p>436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7" office:value-type="float">
            <text:p>3801700039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3" office:value-type="float">
            <text:p>436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8" office:value-type="float">
            <text:p>3801700039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4" office:value-type="float">
            <text:p>436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79" office:value-type="float">
            <text:p>3801700039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5" office:value-type="float">
            <text:p>436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0" office:value-type="float">
            <text:p>3801700039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6" office:value-type="float">
            <text:p>436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1" office:value-type="float">
            <text:p>3801700039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7" office:value-type="float">
            <text:p>436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2" office:value-type="float">
            <text:p>3801700039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8" office:value-type="float">
            <text:p>436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3" office:value-type="float">
            <text:p>3801700039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69" office:value-type="float">
            <text:p>436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4" office:value-type="float">
            <text:p>3801700039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0" office:value-type="float">
            <text:p>437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5" office:value-type="float">
            <text:p>3801700039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1" office:value-type="float">
            <text:p>437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6" office:value-type="float">
            <text:p>3801700039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2" office:value-type="float">
            <text:p>437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7" office:value-type="float">
            <text:p>3801700039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3" office:value-type="float">
            <text:p>437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8" office:value-type="float">
            <text:p>3801700039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4" office:value-type="float">
            <text:p>437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89" office:value-type="float">
            <text:p>3801700039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5" office:value-type="float">
            <text:p>437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0" office:value-type="float">
            <text:p>3801700039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6" office:value-type="float">
            <text:p>437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1" office:value-type="float">
            <text:p>3801700039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7" office:value-type="float">
            <text:p>437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2" office:value-type="float">
            <text:p>3801700039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8" office:value-type="float">
            <text:p>437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3" office:value-type="float">
            <text:p>3801700039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79" office:value-type="float">
            <text:p>437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4" office:value-type="float">
            <text:p>3801700039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0" office:value-type="float">
            <text:p>438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5" office:value-type="float">
            <text:p>3801700039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1" office:value-type="float">
            <text:p>438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6" office:value-type="float">
            <text:p>3801700039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2" office:value-type="float">
            <text:p>438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7" office:value-type="float">
            <text:p>3801700039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3" office:value-type="float">
            <text:p>438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8" office:value-type="float">
            <text:p>3801700039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4" office:value-type="float">
            <text:p>438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099" office:value-type="float">
            <text:p>3801700039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5" office:value-type="float">
            <text:p>438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100" office:value-type="float">
            <text:p>3801700039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6" office:value-type="float">
            <text:p>438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101" office:value-type="float">
            <text:p>3801700039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7" office:value-type="float">
            <text:p>438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102" office:value-type="float">
            <text:p>3801700039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8" office:value-type="float">
            <text:p>438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103" office:value-type="float">
            <text:p>3801700039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89" office:value-type="float">
            <text:p>438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0003901104" office:value-type="float">
            <text:p>3801700039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0" office:value-type="float">
            <text:p>439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1" office:value-type="float">
            <text:p>3801710040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1" office:value-type="float">
            <text:p>439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2" office:value-type="float">
            <text:p>3801710040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2" office:value-type="float">
            <text:p>439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3" office:value-type="float">
            <text:p>3801710040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3" office:value-type="float">
            <text:p>439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4" office:value-type="float">
            <text:p>3801710040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4" office:value-type="float">
            <text:p>439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5" office:value-type="float">
            <text:p>3801710040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5" office:value-type="float">
            <text:p>439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6" office:value-type="float">
            <text:p>3801710040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6" office:value-type="float">
            <text:p>439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7" office:value-type="float">
            <text:p>3801710040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7" office:value-type="float">
            <text:p>439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8" office:value-type="float">
            <text:p>3801710040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8" office:value-type="float">
            <text:p>439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09" office:value-type="float">
            <text:p>3801710040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399" office:value-type="float">
            <text:p>439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0" office:value-type="float">
            <text:p>3801710040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0" office:value-type="float">
            <text:p>440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1" office:value-type="float">
            <text:p>3801710040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1" office:value-type="float">
            <text:p>440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2" office:value-type="float">
            <text:p>3801710040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2" office:value-type="float">
            <text:p>440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3" office:value-type="float">
            <text:p>3801710040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3" office:value-type="float">
            <text:p>440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4" office:value-type="float">
            <text:p>3801710040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4" office:value-type="float">
            <text:p>440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5" office:value-type="float">
            <text:p>3801710040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5" office:value-type="float">
            <text:p>440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6" office:value-type="float">
            <text:p>3801710040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6" office:value-type="float">
            <text:p>440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7" office:value-type="float">
            <text:p>3801710040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7" office:value-type="float">
            <text:p>440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8" office:value-type="float">
            <text:p>3801710040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8" office:value-type="float">
            <text:p>440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19" office:value-type="float">
            <text:p>3801710040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09" office:value-type="float">
            <text:p>440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0" office:value-type="float">
            <text:p>3801710040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0" office:value-type="float">
            <text:p>441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1" office:value-type="float">
            <text:p>3801710040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1" office:value-type="float">
            <text:p>441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2" office:value-type="float">
            <text:p>3801710040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2" office:value-type="float">
            <text:p>441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3" office:value-type="float">
            <text:p>3801710040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3" office:value-type="float">
            <text:p>441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4" office:value-type="float">
            <text:p>3801710040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4" office:value-type="float">
            <text:p>441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5" office:value-type="float">
            <text:p>3801710040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5" office:value-type="float">
            <text:p>441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6" office:value-type="float">
            <text:p>3801710040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6" office:value-type="float">
            <text:p>441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7" office:value-type="float">
            <text:p>3801710040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7" office:value-type="float">
            <text:p>441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8" office:value-type="float">
            <text:p>3801710040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8" office:value-type="float">
            <text:p>441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29" office:value-type="float">
            <text:p>3801710040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19" office:value-type="float">
            <text:p>441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0" office:value-type="float">
            <text:p>3801710040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0" office:value-type="float">
            <text:p>442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1" office:value-type="float">
            <text:p>3801710040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1" office:value-type="float">
            <text:p>442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2" office:value-type="float">
            <text:p>3801710040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2" office:value-type="float">
            <text:p>442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3" office:value-type="float">
            <text:p>3801710040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3" office:value-type="float">
            <text:p>442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4" office:value-type="float">
            <text:p>3801710040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4" office:value-type="float">
            <text:p>442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5" office:value-type="float">
            <text:p>3801710040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5" office:value-type="float">
            <text:p>442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6" office:value-type="float">
            <text:p>3801710040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6" office:value-type="float">
            <text:p>442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7" office:value-type="float">
            <text:p>3801710040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7" office:value-type="float">
            <text:p>442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8" office:value-type="float">
            <text:p>3801710040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8" office:value-type="float">
            <text:p>442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39" office:value-type="float">
            <text:p>3801710040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29" office:value-type="float">
            <text:p>442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0" office:value-type="float">
            <text:p>3801710040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0" office:value-type="float">
            <text:p>443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1" office:value-type="float">
            <text:p>3801710040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1" office:value-type="float">
            <text:p>443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2" office:value-type="float">
            <text:p>3801710040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2" office:value-type="float">
            <text:p>443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3" office:value-type="float">
            <text:p>3801710040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3" office:value-type="float">
            <text:p>443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4" office:value-type="float">
            <text:p>3801710040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4" office:value-type="float">
            <text:p>443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5" office:value-type="float">
            <text:p>3801710040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5" office:value-type="float">
            <text:p>443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6" office:value-type="float">
            <text:p>3801710040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6" office:value-type="float">
            <text:p>443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7" office:value-type="float">
            <text:p>3801710040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7" office:value-type="float">
            <text:p>443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8" office:value-type="float">
            <text:p>3801710040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8" office:value-type="float">
            <text:p>443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49" office:value-type="float">
            <text:p>3801710040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39" office:value-type="float">
            <text:p>443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0" office:value-type="float">
            <text:p>3801710040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0" office:value-type="float">
            <text:p>444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1" office:value-type="float">
            <text:p>3801710040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1" office:value-type="float">
            <text:p>444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2" office:value-type="float">
            <text:p>3801710040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2" office:value-type="float">
            <text:p>444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3" office:value-type="float">
            <text:p>3801710040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3" office:value-type="float">
            <text:p>444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4" office:value-type="float">
            <text:p>3801710040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4" office:value-type="float">
            <text:p>444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5" office:value-type="float">
            <text:p>3801710040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5" office:value-type="float">
            <text:p>444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6" office:value-type="float">
            <text:p>3801710040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6" office:value-type="float">
            <text:p>444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7" office:value-type="float">
            <text:p>3801710040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7" office:value-type="float">
            <text:p>444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8" office:value-type="float">
            <text:p>3801710040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8" office:value-type="float">
            <text:p>444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59" office:value-type="float">
            <text:p>3801710040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49" office:value-type="float">
            <text:p>444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0" office:value-type="float">
            <text:p>3801710040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0" office:value-type="float">
            <text:p>445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1" office:value-type="float">
            <text:p>3801710040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1" office:value-type="float">
            <text:p>445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2" office:value-type="float">
            <text:p>3801710040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2" office:value-type="float">
            <text:p>445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3" office:value-type="float">
            <text:p>3801710040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3" office:value-type="float">
            <text:p>445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4" office:value-type="float">
            <text:p>3801710040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4" office:value-type="float">
            <text:p>445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5" office:value-type="float">
            <text:p>3801710040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5" office:value-type="float">
            <text:p>445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6" office:value-type="float">
            <text:p>3801710040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6" office:value-type="float">
            <text:p>445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7" office:value-type="float">
            <text:p>3801710040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7" office:value-type="float">
            <text:p>445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8" office:value-type="float">
            <text:p>3801710040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8" office:value-type="float">
            <text:p>445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69" office:value-type="float">
            <text:p>3801710040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59" office:value-type="float">
            <text:p>445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0" office:value-type="float">
            <text:p>3801710040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0" office:value-type="float">
            <text:p>446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1" office:value-type="float">
            <text:p>3801710040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1" office:value-type="float">
            <text:p>446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2" office:value-type="float">
            <text:p>3801710040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2" office:value-type="float">
            <text:p>446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3" office:value-type="float">
            <text:p>3801710040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3" office:value-type="float">
            <text:p>446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4" office:value-type="float">
            <text:p>3801710040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4" office:value-type="float">
            <text:p>446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5" office:value-type="float">
            <text:p>3801710040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5" office:value-type="float">
            <text:p>446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6" office:value-type="float">
            <text:p>3801710040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6" office:value-type="float">
            <text:p>446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7" office:value-type="float">
            <text:p>3801710040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7" office:value-type="float">
            <text:p>446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8" office:value-type="float">
            <text:p>3801710040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8" office:value-type="float">
            <text:p>446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79" office:value-type="float">
            <text:p>3801710040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69" office:value-type="float">
            <text:p>446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0" office:value-type="float">
            <text:p>3801710040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0" office:value-type="float">
            <text:p>447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1" office:value-type="float">
            <text:p>3801710040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1" office:value-type="float">
            <text:p>447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2" office:value-type="float">
            <text:p>3801710040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2" office:value-type="float">
            <text:p>447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3" office:value-type="float">
            <text:p>3801710040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3" office:value-type="float">
            <text:p>447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4" office:value-type="float">
            <text:p>3801710040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4" office:value-type="float">
            <text:p>447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5" office:value-type="float">
            <text:p>3801710040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5" office:value-type="float">
            <text:p>447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6" office:value-type="float">
            <text:p>3801710040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6" office:value-type="float">
            <text:p>447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7" office:value-type="float">
            <text:p>3801710040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7" office:value-type="float">
            <text:p>447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8" office:value-type="float">
            <text:p>3801710040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8" office:value-type="float">
            <text:p>447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89" office:value-type="float">
            <text:p>3801710040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79" office:value-type="float">
            <text:p>447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0" office:value-type="float">
            <text:p>3801710040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0" office:value-type="float">
            <text:p>448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1" office:value-type="float">
            <text:p>3801710040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1" office:value-type="float">
            <text:p>448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2" office:value-type="float">
            <text:p>3801710040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2" office:value-type="float">
            <text:p>448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3" office:value-type="float">
            <text:p>3801710040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3" office:value-type="float">
            <text:p>448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4" office:value-type="float">
            <text:p>3801710040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4" office:value-type="float">
            <text:p>448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5" office:value-type="float">
            <text:p>3801710040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5" office:value-type="float">
            <text:p>448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6" office:value-type="float">
            <text:p>3801710040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6" office:value-type="float">
            <text:p>448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7" office:value-type="float">
            <text:p>3801710040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7" office:value-type="float">
            <text:p>448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8" office:value-type="float">
            <text:p>3801710040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8" office:value-type="float">
            <text:p>448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099" office:value-type="float">
            <text:p>3801710040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89" office:value-type="float">
            <text:p>448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100" office:value-type="float">
            <text:p>3801710040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0" office:value-type="float">
            <text:p>449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101" office:value-type="float">
            <text:p>3801710040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1" office:value-type="float">
            <text:p>449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102" office:value-type="float">
            <text:p>3801710040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2" office:value-type="float">
            <text:p>449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103" office:value-type="float">
            <text:p>3801710040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3" office:value-type="float">
            <text:p>449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001104" office:value-type="float">
            <text:p>3801710040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4" office:value-type="float">
            <text:p>449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1" office:value-type="float">
            <text:p>3801710041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5" office:value-type="float">
            <text:p>449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2" office:value-type="float">
            <text:p>3801710041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6" office:value-type="float">
            <text:p>449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3" office:value-type="float">
            <text:p>3801710041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7" office:value-type="float">
            <text:p>449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4" office:value-type="float">
            <text:p>3801710041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8" office:value-type="float">
            <text:p>449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5" office:value-type="float">
            <text:p>3801710041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499" office:value-type="float">
            <text:p>449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6" office:value-type="float">
            <text:p>3801710041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0" office:value-type="float">
            <text:p>450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7" office:value-type="float">
            <text:p>3801710041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1" office:value-type="float">
            <text:p>450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8" office:value-type="float">
            <text:p>3801710041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2" office:value-type="float">
            <text:p>450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09" office:value-type="float">
            <text:p>3801710041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3" office:value-type="float">
            <text:p>450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0" office:value-type="float">
            <text:p>3801710041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4" office:value-type="float">
            <text:p>450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1" office:value-type="float">
            <text:p>3801710041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5" office:value-type="float">
            <text:p>450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2" office:value-type="float">
            <text:p>3801710041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6" office:value-type="float">
            <text:p>450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3" office:value-type="float">
            <text:p>3801710041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7" office:value-type="float">
            <text:p>450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4" office:value-type="float">
            <text:p>3801710041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8" office:value-type="float">
            <text:p>450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5" office:value-type="float">
            <text:p>3801710041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09" office:value-type="float">
            <text:p>450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6" office:value-type="float">
            <text:p>3801710041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0" office:value-type="float">
            <text:p>451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7" office:value-type="float">
            <text:p>3801710041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1" office:value-type="float">
            <text:p>451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8" office:value-type="float">
            <text:p>3801710041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2" office:value-type="float">
            <text:p>451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19" office:value-type="float">
            <text:p>3801710041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3" office:value-type="float">
            <text:p>451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0" office:value-type="float">
            <text:p>3801710041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4" office:value-type="float">
            <text:p>451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1" office:value-type="float">
            <text:p>3801710041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5" office:value-type="float">
            <text:p>451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2" office:value-type="float">
            <text:p>3801710041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6" office:value-type="float">
            <text:p>451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3" office:value-type="float">
            <text:p>3801710041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7" office:value-type="float">
            <text:p>451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4" office:value-type="float">
            <text:p>3801710041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8" office:value-type="float">
            <text:p>451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5" office:value-type="float">
            <text:p>3801710041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19" office:value-type="float">
            <text:p>451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6" office:value-type="float">
            <text:p>3801710041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0" office:value-type="float">
            <text:p>452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7" office:value-type="float">
            <text:p>3801710041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1" office:value-type="float">
            <text:p>452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8" office:value-type="float">
            <text:p>3801710041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2" office:value-type="float">
            <text:p>452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29" office:value-type="float">
            <text:p>3801710041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3" office:value-type="float">
            <text:p>452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0" office:value-type="float">
            <text:p>3801710041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4" office:value-type="float">
            <text:p>452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1" office:value-type="float">
            <text:p>3801710041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5" office:value-type="float">
            <text:p>452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2" office:value-type="float">
            <text:p>3801710041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6" office:value-type="float">
            <text:p>452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3" office:value-type="float">
            <text:p>3801710041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7" office:value-type="float">
            <text:p>452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4" office:value-type="float">
            <text:p>3801710041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8" office:value-type="float">
            <text:p>452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5" office:value-type="float">
            <text:p>3801710041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29" office:value-type="float">
            <text:p>452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6" office:value-type="float">
            <text:p>3801710041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0" office:value-type="float">
            <text:p>453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7" office:value-type="float">
            <text:p>3801710041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1" office:value-type="float">
            <text:p>453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8" office:value-type="float">
            <text:p>3801710041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2" office:value-type="float">
            <text:p>453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39" office:value-type="float">
            <text:p>3801710041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3" office:value-type="float">
            <text:p>453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0" office:value-type="float">
            <text:p>3801710041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4" office:value-type="float">
            <text:p>453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1" office:value-type="float">
            <text:p>3801710041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5" office:value-type="float">
            <text:p>453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2" office:value-type="float">
            <text:p>3801710041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6" office:value-type="float">
            <text:p>453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3" office:value-type="float">
            <text:p>3801710041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7" office:value-type="float">
            <text:p>453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4" office:value-type="float">
            <text:p>3801710041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8" office:value-type="float">
            <text:p>453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5" office:value-type="float">
            <text:p>3801710041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39" office:value-type="float">
            <text:p>453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6" office:value-type="float">
            <text:p>3801710041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0" office:value-type="float">
            <text:p>454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7" office:value-type="float">
            <text:p>3801710041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1" office:value-type="float">
            <text:p>454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8" office:value-type="float">
            <text:p>3801710041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2" office:value-type="float">
            <text:p>454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49" office:value-type="float">
            <text:p>3801710041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3" office:value-type="float">
            <text:p>454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0" office:value-type="float">
            <text:p>3801710041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4" office:value-type="float">
            <text:p>454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1" office:value-type="float">
            <text:p>3801710041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5" office:value-type="float">
            <text:p>454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2" office:value-type="float">
            <text:p>3801710041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6" office:value-type="float">
            <text:p>454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3" office:value-type="float">
            <text:p>3801710041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7" office:value-type="float">
            <text:p>454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4" office:value-type="float">
            <text:p>3801710041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8" office:value-type="float">
            <text:p>454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5" office:value-type="float">
            <text:p>3801710041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49" office:value-type="float">
            <text:p>454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6" office:value-type="float">
            <text:p>3801710041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0" office:value-type="float">
            <text:p>455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7" office:value-type="float">
            <text:p>3801710041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1" office:value-type="float">
            <text:p>455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8" office:value-type="float">
            <text:p>3801710041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2" office:value-type="float">
            <text:p>455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59" office:value-type="float">
            <text:p>3801710041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3" office:value-type="float">
            <text:p>455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0" office:value-type="float">
            <text:p>3801710041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4" office:value-type="float">
            <text:p>455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1" office:value-type="float">
            <text:p>3801710041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5" office:value-type="float">
            <text:p>455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2" office:value-type="float">
            <text:p>3801710041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6" office:value-type="float">
            <text:p>455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3" office:value-type="float">
            <text:p>3801710041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7" office:value-type="float">
            <text:p>455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4" office:value-type="float">
            <text:p>3801710041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8" office:value-type="float">
            <text:p>455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5" office:value-type="float">
            <text:p>3801710041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59" office:value-type="float">
            <text:p>455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6" office:value-type="float">
            <text:p>3801710041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0" office:value-type="float">
            <text:p>456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7" office:value-type="float">
            <text:p>3801710041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1" office:value-type="float">
            <text:p>456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8" office:value-type="float">
            <text:p>3801710041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2" office:value-type="float">
            <text:p>456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69" office:value-type="float">
            <text:p>3801710041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3" office:value-type="float">
            <text:p>456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0" office:value-type="float">
            <text:p>3801710041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4" office:value-type="float">
            <text:p>456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1" office:value-type="float">
            <text:p>3801710041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5" office:value-type="float">
            <text:p>456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2" office:value-type="float">
            <text:p>3801710041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6" office:value-type="float">
            <text:p>456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3" office:value-type="float">
            <text:p>3801710041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7" office:value-type="float">
            <text:p>456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4" office:value-type="float">
            <text:p>3801710041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8" office:value-type="float">
            <text:p>456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5" office:value-type="float">
            <text:p>3801710041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69" office:value-type="float">
            <text:p>456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6" office:value-type="float">
            <text:p>3801710041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0" office:value-type="float">
            <text:p>457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7" office:value-type="float">
            <text:p>3801710041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1" office:value-type="float">
            <text:p>457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8" office:value-type="float">
            <text:p>3801710041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2" office:value-type="float">
            <text:p>457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79" office:value-type="float">
            <text:p>3801710041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3" office:value-type="float">
            <text:p>457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0" office:value-type="float">
            <text:p>3801710041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4" office:value-type="float">
            <text:p>457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1" office:value-type="float">
            <text:p>3801710041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5" office:value-type="float">
            <text:p>457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2" office:value-type="float">
            <text:p>3801710041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6" office:value-type="float">
            <text:p>457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3" office:value-type="float">
            <text:p>3801710041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7" office:value-type="float">
            <text:p>457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4" office:value-type="float">
            <text:p>3801710041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8" office:value-type="float">
            <text:p>457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5" office:value-type="float">
            <text:p>3801710041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79" office:value-type="float">
            <text:p>457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6" office:value-type="float">
            <text:p>3801710041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0" office:value-type="float">
            <text:p>458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7" office:value-type="float">
            <text:p>3801710041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1" office:value-type="float">
            <text:p>458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8" office:value-type="float">
            <text:p>3801710041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2" office:value-type="float">
            <text:p>458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89" office:value-type="float">
            <text:p>3801710041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3" office:value-type="float">
            <text:p>458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0" office:value-type="float">
            <text:p>3801710041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4" office:value-type="float">
            <text:p>458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1" office:value-type="float">
            <text:p>3801710041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5" office:value-type="float">
            <text:p>458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2" office:value-type="float">
            <text:p>3801710041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6" office:value-type="float">
            <text:p>458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3" office:value-type="float">
            <text:p>3801710041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7" office:value-type="float">
            <text:p>458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4" office:value-type="float">
            <text:p>3801710041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8" office:value-type="float">
            <text:p>4588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5" office:value-type="float">
            <text:p>3801710041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89" office:value-type="float">
            <text:p>4589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6" office:value-type="float">
            <text:p>3801710041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0" office:value-type="float">
            <text:p>4590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7" office:value-type="float">
            <text:p>3801710041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1" office:value-type="float">
            <text:p>4591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8" office:value-type="float">
            <text:p>3801710041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2" office:value-type="float">
            <text:p>4592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099" office:value-type="float">
            <text:p>3801710041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3" office:value-type="float">
            <text:p>4593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100" office:value-type="float">
            <text:p>3801710041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4" office:value-type="float">
            <text:p>4594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101" office:value-type="float">
            <text:p>3801710041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5" office:value-type="float">
            <text:p>4595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102" office:value-type="float">
            <text:p>3801710041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6" office:value-type="float">
            <text:p>4596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103" office:value-type="float">
            <text:p>3801710041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4597" office:value-type="float">
            <text:p>4597</text:p>
          </table:table-cell>
          <table:table-cell ns41:value-type="string" table:style-name="TL Metadata" office:value-type="string">
            <text:p>Fr-3edl</text:p>
          </table:table-cell>
          <table:table-cell ns41:value-type="float" table:style-name="TL Metadata" office:value="380171004101104" office:value-type="float">
            <text:p>3801710041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7:19</meta:creation-date>
    <dc:creator>Yamit</dc:creator>
    <dc:date>2004-12-16T15:26:07</dc:date>
    <meta:document-statistic meta:object-count="0" meta:cell-count="5625" meta:table-count="2"/>
    <meta:generator>ODFPY/1.3.0dev</meta:generator>
  </office:meta>
</office:document-meta>
</file>